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Nova Light" svg:font-family="'Arial Nova Light'" style:font-adornments="Regular" style:font-family-generic="swiss" style:font-pitch="variable"/>
    <style:font-face style:name="Arial Nova Light1" svg:font-family="'Arial Nova Light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1839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8445in"/>
    </style:style>
    <style:style style:name="co7" style:family="table-column">
      <style:table-column-properties fo:break-before="auto" style:column-width="0.4681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0.2339in"/>
    </style:style>
    <style:style style:name="co10" style:family="table-column">
      <style:table-column-properties fo:break-before="auto" style:column-width="0.1937in"/>
    </style:style>
    <style:style style:name="co11" style:family="table-column">
      <style:table-column-properties fo:break-before="auto" style:column-width="0.4839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0.3862in"/>
    </style:style>
    <style:style style:name="co14" style:family="table-column">
      <style:table-column-properties fo:break-before="auto" style:column-width="1.0366in"/>
    </style:style>
    <style:style style:name="co15" style:family="table-column">
      <style:table-column-properties fo:break-before="auto" style:column-width="0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417in" fo:break-before="auto" style:use-optimal-row-height="false"/>
    </style:style>
    <style:style style:name="ro4" style:family="table-row">
      <style:table-row-properties style:row-height="0.9028in" fo:break-before="auto" style:use-optimal-row-height="false"/>
    </style:style>
    <style:style style:name="ro5" style:family="table-row">
      <style:table-row-properties style:row-height="0.172in" fo:break-before="auto" style:use-optimal-row-height="false"/>
    </style:style>
    <style:style style:name="ro6" style:family="table-row">
      <style:table-row-properties style:row-height="0.6311in" fo:break-before="auto" style:use-optimal-row-height="false"/>
    </style:style>
    <style:style style:name="ro7" style:family="table-row">
      <style:table-row-properties style:row-height="0.1709in" fo:break-before="auto" style:use-optimal-row-height="false"/>
    </style:style>
    <style:style style:name="ro8" style:family="table-row">
      <style:table-row-properties style:row-height="0.57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33" style:family="table-cell" style:parent-style-name="Pivot_20_Table_20_Corner">
      <style:table-cell-properties style:text-align-source="fix" style:repeat-content="false" fo:border="non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rial Rounded MT 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Nova Light"/>
    </style:style>
    <style:style style:name="ce7" style:family="table-cell" style:parent-style-name="Pivot_20_Table_20_Category" style:data-style-name="N0">
      <style:table-cell-properties style:text-align-source="fix" style:repeat-content="false" fo:border="none" style:vertical-align="middle"/>
      <style:paragraph-properties fo:text-align="end" fo:margin-left="0in"/>
      <style:text-properties style:font-name="Arial Nova Light1"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38" style:family="table-cell" style:parent-style-name="Pivot_20_Table_20_Field">
      <style:table-cell-properties fo:border="none"/>
    </style:style>
    <style:style style:name="ce10" style:family="table-cell" style:parent-style-name="Pivot_20_Table_20_Field">
      <style:table-cell-properties style:text-align-source="fix" style:repeat-content="false" fo:border="non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in"/>
      <style:text-properties style:font-name="Arial Rounded MT 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in"/>
      <style:text-properties style:font-name="Arial Nova Light"/>
    </style:style>
    <style:style style:name="ce42" style:family="table-cell" style:parent-style-name="Pivot_20_Table_20_Value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Nova Light1" fo:font-size="4pt" fo:font-weight="normal" style:font-size-asian="4pt" style:font-weight-asian="normal" style:font-size-complex="4pt" style:font-weight-complex="normal"/>
    </style:style>
    <style:style style:name="ce1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5pt" fo:font-weight="bold" style:font-size-asian="5pt" style:font-weight-asian="bold" style:font-size-complex="5pt" style:font-weight-complex="bold"/>
    </style:style>
    <style:style style:name="ce105" style:family="table-cell" style:parent-style-name="Pivot_20_Table_20_Corner">
      <style:table-cell-properties fo:border="none"/>
    </style:style>
    <style:style style:name="ce16" style:family="table-cell" style:parent-style-name="Pivot_20_Table_20_Corner">
      <style:table-cell-properties style:text-align-source="fix" style:repeat-content="false" fo:border="non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7" style:family="table-cell" style:parent-style-name="Default">
      <style:table-cell-properties fo:border-bottom="0.74pt solid #000000" fo:border-left="none" fo:border-right="none" style:rotation-angle="90" fo:border-top="none"/>
      <style:text-properties style:font-name="Arial Rounded MT Bold"/>
    </style:style>
    <style:style style:name="ce1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1"/>
    </style:style>
    <style:style style:name="ce54" style:family="table-cell" style:parent-style-name="Pivot_20_Table_20_Value" style:data-style-name="N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1" fo:font-size="4pt" fo:font-weight="normal" style:font-size-asian="4pt" style:font-weight-asian="normal" style:font-size-complex="4pt" style:font-weight-complex="normal"/>
    </style:style>
    <style:style style:name="ce2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1"/>
    </style:style>
    <style:style style:name="ce21" style:family="table-cell" style:parent-style-name="Pivot_20_Table_20_Corner">
      <style:table-cell-properties style:text-align-source="fix" style:repeat-content="false" fo:border="none"/>
      <style:paragraph-properties fo:text-align="end" fo:margin-left="0in"/>
      <style:text-properties style:font-name="Arial Rounded MT Bold" fo:font-size="10pt" style:font-size-asian="10pt" style:font-size-complex="10pt"/>
    </style:style>
    <style:style style:name="ce22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1"/>
    </style:style>
    <style:style style:name="ce23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Rounded MT Bold"/>
    </style:style>
    <style:style style:name="ce24" style:family="table-cell" style:parent-style-name="Pivot_20_Table_20_Category" style:data-style-name="N0">
      <style:table-cell-properties fo:border-bottom="0.74pt solid #000000" style:text-align-source="fix" style:repeat-content="false" fo:border-left="none" fo:border-right="none" style:rotation-angle="0" fo:border-top="none"/>
      <style:paragraph-properties fo:text-align="center" fo:margin-left="0in"/>
      <style:text-properties style:font-name="Arial Rounded MT Bold" fo:font-size="10pt" style:font-size-asian="10pt" style:font-size-complex="10pt"/>
    </style:style>
    <style:style style:name="ce25" style:family="table-cell" style:parent-style-name="Pivot_20_Table_20_Value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Pivot_20_Table_20_Category" style:data-style-name="N0">
      <style:table-cell-properties style:text-align-source="fix" style:repeat-content="false" fo:border="none" style:rotation-angle="90"/>
      <style:paragraph-properties fo:text-align="center" fo:margin-left="0in"/>
      <style:text-properties style:font-name="Arial Nova Light1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8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fo:font-weight="bold" style:font-size-asian="4.5pt" style:font-weight-asian="bold" style:font-size-complex="4.5pt" style:font-weight-complex="bold"/>
    </style:style>
    <style:style style:name="ce3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pt" fo:font-weight="bold" style:font-size-asian="4pt" style:font-weight-asian="bold" style:font-size-complex="4pt" style:font-weight-complex="bold"/>
    </style:style>
    <style:style style:name="ce112" style:family="table-cell" style:parent-style-name="Default">
      <style:table-cell-properties fo:border="none"/>
    </style:style>
    <style:style style:name="ce70" style:family="table-cell" style:parent-style-name="Pivot_20_Table_20_Category" style:data-style-name="N0">
      <style:table-cell-properties fo:border="none"/>
    </style:style>
    <style:style style:name="ce71" style:family="table-cell" style:parent-style-name="Pivot_20_Table_20_Value">
      <style:table-cell-properties fo:border="none"/>
    </style:style>
    <style:style style:name="ce44" style:family="table-cell" style:parent-style-name="Pivot_20_Table_20_Field">
      <style:table-cell-properties style:text-align-source="fix" style:repeat-content="false" fo:border="none"/>
      <style:paragraph-properties fo:text-align="end" fo:margin-left="0in"/>
      <style:text-properties style:font-name="Arial Rounded MT Bold" fo:font-size="8pt" style:font-size-asian="8pt" style:font-size-complex="8pt"/>
    </style:style>
    <style:style style:name="ce45" style:family="table-cell" style:parent-style-name="Pivot_20_Table_20_Field">
      <style:table-cell-properties style:text-align-source="fix" style:repeat-content="false" fo:border="none" style:vertical-align="automatic"/>
      <style:paragraph-properties fo:text-align="center" fo:margin-left="0in"/>
      <style:text-properties style:font-name="Arial Rounded MT Bold" fo:font-size="8pt" style:font-size-asian="8pt" style:font-size-complex="8pt"/>
    </style:style>
    <style:style style:name="ce51" style:family="table-cell" style:parent-style-name="Pivot_20_Table_20_Category" style:data-style-name="N0">
      <style:table-cell-properties style:text-align-source="fix" style:repeat-content="false" fo:border="none" style:rotation-angle="90" style:vertical-align="bottom"/>
      <style:paragraph-properties fo:text-align="center" fo:margin-left="0in"/>
      <style:text-properties style:font-name="Arial Nova Light1" fo:font-size="8pt" style:font-size-asian="8pt" style:font-size-complex="8pt"/>
    </style:style>
    <style:style style:name="ce52" style:family="table-cell" style:parent-style-name="Pivot_20_Table_20_Value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12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23" style:family="table-cell" style:parent-style-name="Pivot_20_Table_20_Value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56" style:family="table-cell" style:parent-style-name="Default">
      <style:table-cell-properties style:text-align-source="fix" style:repeat-content="false" fo:border="none" style:rotation-angle="90" style:vertical-align="bottom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Pivot_20_Table_20_Value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5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/>
    </style:style>
    <style:style style:name="ce59" style:family="table-cell" style:parent-style-name="Pivot_20_Table_20_Field">
      <style:table-cell-properties style:text-align-source="fix" style:repeat-content="false" fo:border="none" style:vertical-align="bottom"/>
      <style:paragraph-properties fo:text-align="end" fo:margin-left="0in"/>
      <style:text-properties style:font-name="Arial Rounded MT Bold"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66" style:family="table-cell" style:parent-style-name="Pivot_20_Table_20_Category" style:data-style-name="N0">
      <style:table-cell-properties style:text-align-source="fix" style:repeat-content="false" fo:border="none" style:rotation-angle="90"/>
      <style:paragraph-properties fo:text-align="center" fo:margin-left="0in"/>
      <style:text-properties style:font-name="Arial Nova Light1" fo:font-size="8pt" style:font-size-asian="8pt" style:font-size-complex="8pt"/>
    </style:style>
    <style:style style:name="ce13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fo:color="#ffffff" style:font-name="Arial Nova Light" fo:font-size="4pt" style:font-size-asian="4pt" style:font-size-complex="4pt"/>
    </style:style>
    <style:style style:name="ce6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7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Arial Rounded MT Bold" fo:font-size="4.5pt" style:font-size-asian="4.5pt" style:font-size-complex="4.5pt"/>
    </style:style>
    <style:style style:name="ce179" style:family="table-cell" style:parent-style-name="Pivot_20_Table_20_Category" style:data-style-name="N0">
      <style:table-cell-properties style:text-align-source="fix" style:repeat-content="false" fo:border="none" style:rotation-angle="90" style:vertical-align="top"/>
      <style:paragraph-properties fo:text-align="center" fo:margin-left="0in"/>
      <style:text-properties style:font-name="Arial Nova Light1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text-outline="false" style:text-line-through-style="none" style:text-line-through-type="none" style:font-name="Arial Rounded MT Bold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Lucida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3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color="#ffffff" style:font-name="Arial Rounded MT Bold" fo:font-size="4.5pt" style:font-size-asian="4.5pt" style:font-size-complex="4.5pt"/>
    </style:style>
    <style:style style:name="ce145" style:family="table-cell" style:parent-style-name="Default" style:data-style-name="N1">
      <style:text-properties style:font-name="Arial Nova Light1" fo:font-size="8pt" style:font-size-asian="8pt" style:font-size-complex="8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5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  <style:text-properties style:font-name="Arial Nova Light1" fo:font-size="8pt" style:font-size-asian="8pt" style:font-size-complex="8pt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Rounded MT Bold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 Nova Light1" fo:font-size="8pt" style:font-size-asian="8pt" style:font-size-complex="8pt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Rounded MT Bol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Loss Data" table:style-name="ta1">
        <table:table-column table:style-name="co1" table:default-cell-style-name="Default"/>
        <table:table-column table:style-name="co2" table:number-columns-repeated="34" table:default-cell-style-name="Default"/>
        <table:table-column table:style-name="co2" table:default-cell-style-name="ce48"/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softmargin</text:p>
          </table:table-cell>
          <table:table-cell office:value-type="float" office:value="82.6616718935205" calcext:value-type="float">
            <text:p>82.6616718935205</text:p>
          </table:table-cell>
          <table:table-cell office:value-type="float" office:value="82.2172930672762" calcext:value-type="float">
            <text:p>82.2172930672762</text:p>
          </table:table-cell>
          <table:table-cell office:value-type="float" office:value="81.7871364788502" calcext:value-type="float">
            <text:p>81.7871364788502</text:p>
          </table:table-cell>
          <table:table-cell office:value-type="float" office:value="81.3713278717392" calcext:value-type="float">
            <text:p>81.3713278717392</text:p>
          </table:table-cell>
          <table:table-cell office:value-type="float" office:value="80.9707867550494" calcext:value-type="float">
            <text:p>80.9707867550494</text:p>
          </table:table-cell>
          <table:table-cell office:value-type="float" office:value="80.5866999692753" calcext:value-type="float">
            <text:p>80.5866999692753</text:p>
          </table:table-cell>
          <table:table-cell office:value-type="float" office:value="80.2194293926073" calcext:value-type="float">
            <text:p>80.2194293926073</text:p>
          </table:table-cell>
          <table:table-cell office:value-type="float" office:value="79.8681790642335" calcext:value-type="float">
            <text:p>79.8681790642335</text:p>
          </table:table-cell>
          <table:table-cell office:value-type="float" office:value="79.531794016733" calcext:value-type="float">
            <text:p>79.531794016733</text:p>
          </table:table-cell>
          <table:table-cell office:value-type="float" office:value="79.2094642019577" calcext:value-type="float">
            <text:p>79.2094642019577</text:p>
          </table:table-cell>
          <table:table-cell office:value-type="float" office:value="78.9007879385972" calcext:value-type="float">
            <text:p>78.9007879385972</text:p>
          </table:table-cell>
          <table:table-cell office:value-type="float" office:value="78.6055383066056" calcext:value-type="float">
            <text:p>78.6055383066056</text:p>
          </table:table-cell>
          <table:table-cell office:value-type="float" office:value="78.3234472548725" calcext:value-type="float">
            <text:p>78.3234472548725</text:p>
          </table:table-cell>
          <table:table-cell office:value-type="float" office:value="78.0540978406307" calcext:value-type="float">
            <text:p>78.0540978406307</text:p>
          </table:table-cell>
          <table:table-cell office:value-type="float" office:value="77.7969270569703" calcext:value-type="float">
            <text:p>77.7969270569703</text:p>
          </table:table-cell>
          <table:table-cell table:number-columns-repeated="18"/>
          <table:table-cell table:style-name="Default"/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crossentropy</text:p>
          </table:table-cell>
          <table:table-cell office:value-type="float" office:value="239.318626708178" calcext:value-type="float">
            <text:p>239.318626708178</text:p>
          </table:table-cell>
          <table:table-cell office:value-type="float" office:value="104.767378346987" calcext:value-type="float">
            <text:p>104.767378346987</text:p>
          </table:table-cell>
          <table:table-cell office:value-type="float" office:value="64.5993969165214" calcext:value-type="float">
            <text:p>64.5993969165214</text:p>
          </table:table-cell>
          <table:table-cell office:value-type="float" office:value="41.4726887219452" calcext:value-type="float">
            <text:p>41.4726887219452</text:p>
          </table:table-cell>
          <table:table-cell office:value-type="float" office:value="27.0321629816474" calcext:value-type="float">
            <text:p>27.0321629816474</text:p>
          </table:table-cell>
          <table:table-cell office:value-type="float" office:value="18.2101809038211" calcext:value-type="float">
            <text:p>18.2101809038211</text:p>
          </table:table-cell>
          <table:table-cell office:value-type="float" office:value="12.8825544111087" calcext:value-type="float">
            <text:p>12.8825544111087</text:p>
          </table:table-cell>
          <table:table-cell office:value-type="float" office:value="9.59026125882158" calcext:value-type="float">
            <text:p>9.59026125882158</text:p>
          </table:table-cell>
          <table:table-cell office:value-type="float" office:value="7.46564440753288" calcext:value-type="float">
            <text:p>7.46564440753288</text:p>
          </table:table-cell>
          <table:table-cell office:value-type="float" office:value="6.02911062260919" calcext:value-type="float">
            <text:p>6.02911062260919</text:p>
          </table:table-cell>
          <table:table-cell office:value-type="float" office:value="5.01461383478741" calcext:value-type="float">
            <text:p>5.01461383478741</text:p>
          </table:table-cell>
          <table:table-cell office:value-type="float" office:value="4.26966329064609" calcext:value-type="float">
            <text:p>4.26966329064609</text:p>
          </table:table-cell>
          <table:table-cell office:value-type="float" office:value="3.70383088287746" calcext:value-type="float">
            <text:p>3.70383088287746</text:p>
          </table:table-cell>
          <table:table-cell office:value-type="float" office:value="3.26159360680335" calcext:value-type="float">
            <text:p>3.26159360680335</text:p>
          </table:table-cell>
          <table:table-cell office:value-type="float" office:value="2.90759132244398" calcext:value-type="float">
            <text:p>2.9075913224439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crossentropy</text:p>
          </table:table-cell>
          <table:table-cell office:value-type="float" office:value="239.348768468015" calcext:value-type="float">
            <text:p>239.348768468015</text:p>
          </table:table-cell>
          <table:table-cell office:value-type="float" office:value="98.8208936735595" calcext:value-type="float">
            <text:p>98.8208936735595</text:p>
          </table:table-cell>
          <table:table-cell office:value-type="float" office:value="56.439450972845" calcext:value-type="float">
            <text:p>56.439450972845</text:p>
          </table:table-cell>
          <table:table-cell office:value-type="float" office:value="32.6644976231765" calcext:value-type="float">
            <text:p>32.6644976231765</text:p>
          </table:table-cell>
          <table:table-cell office:value-type="float" office:value="19.5963777725096" calcext:value-type="float">
            <text:p>19.5963777725096</text:p>
          </table:table-cell>
          <table:table-cell office:value-type="float" office:value="12.5728082792831" calcext:value-type="float">
            <text:p>12.5728082792831</text:p>
          </table:table-cell>
          <table:table-cell office:value-type="float" office:value="8.7198469372199" calcext:value-type="float">
            <text:p>8.7198469372199</text:p>
          </table:table-cell>
          <table:table-cell office:value-type="float" office:value="6.47686098657738" calcext:value-type="float">
            <text:p>6.47686098657738</text:p>
          </table:table-cell>
          <table:table-cell office:value-type="float" office:value="5.09047542262436" calcext:value-type="float">
            <text:p>5.09047542262436</text:p>
          </table:table-cell>
          <table:table-cell office:value-type="float" office:value="4.16761201062456" calcext:value-type="float">
            <text:p>4.16761201062456</text:p>
          </table:table-cell>
          <table:table-cell office:value-type="float" office:value="3.51492818820682" calcext:value-type="float">
            <text:p>3.51492818820682</text:p>
          </table:table-cell>
          <table:table-cell office:value-type="float" office:value="3.02987506727417" calcext:value-type="float">
            <text:p>3.02987506727417</text:p>
          </table:table-cell>
          <table:table-cell office:value-type="float" office:value="2.65657877514989" calcext:value-type="float">
            <text:p>2.65657877514989</text:p>
          </table:table-cell>
          <table:table-cell office:value-type="float" office:value="2.36139324268112" calcext:value-type="float">
            <text:p>2.36139324268112</text:p>
          </table:table-cell>
          <table:table-cell office:value-type="float" office:value="2.12262175188924" calcext:value-type="float">
            <text:p>2.122621751889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crossentropy</text:p>
          </table:table-cell>
          <table:table-cell office:value-type="float" office:value="241.656539144193" calcext:value-type="float">
            <text:p>241.656539144193</text:p>
          </table:table-cell>
          <table:table-cell office:value-type="float" office:value="112.89927925159" calcext:value-type="float">
            <text:p>112.89927925159</text:p>
          </table:table-cell>
          <table:table-cell office:value-type="float" office:value="71.3802412738002" calcext:value-type="float">
            <text:p>71.3802412738002</text:p>
          </table:table-cell>
          <table:table-cell office:value-type="float" office:value="46.9642406587454" calcext:value-type="float">
            <text:p>46.9642406587454</text:p>
          </table:table-cell>
          <table:table-cell office:value-type="float" office:value="31.5424109777547" calcext:value-type="float">
            <text:p>31.5424109777547</text:p>
          </table:table-cell>
          <table:table-cell office:value-type="float" office:value="21.7606299986121" calcext:value-type="float">
            <text:p>21.7606299986121</text:p>
          </table:table-cell>
          <table:table-cell office:value-type="float" office:value="15.517339665144" calcext:value-type="float">
            <text:p>15.517339665144</text:p>
          </table:table-cell>
          <table:table-cell office:value-type="float" office:value="11.5017649589836" calcext:value-type="float">
            <text:p>11.5017649589836</text:p>
          </table:table-cell>
          <table:table-cell office:value-type="float" office:value="8.8496096121076" calcext:value-type="float">
            <text:p>8.8496096121076</text:p>
          </table:table-cell>
          <table:table-cell office:value-type="float" office:value="7.06510511005967" calcext:value-type="float">
            <text:p>7.06510511005967</text:p>
          </table:table-cell>
          <table:table-cell office:value-type="float" office:value="5.80373274440949" calcext:value-type="float">
            <text:p>5.80373274440949</text:p>
          </table:table-cell>
          <table:table-cell office:value-type="float" office:value="4.89202028226506" calcext:value-type="float">
            <text:p>4.89202028226506</text:p>
          </table:table-cell>
          <table:table-cell office:value-type="float" office:value="4.20541039764731" calcext:value-type="float">
            <text:p>4.20541039764731</text:p>
          </table:table-cell>
          <table:table-cell office:value-type="float" office:value="3.67722628361688" calcext:value-type="float">
            <text:p>3.67722628361688</text:p>
          </table:table-cell>
          <table:table-cell office:value-type="float" office:value="3.2566155722607" calcext:value-type="float">
            <text:p>3.25661557226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bcewithlogits</text:p>
          </table:table-cell>
          <table:table-cell office:value-type="float" office:value="308.772144737569" calcext:value-type="float">
            <text:p>308.772144737569</text:p>
          </table:table-cell>
          <table:table-cell office:value-type="float" office:value="66.3538033068627" calcext:value-type="float">
            <text:p>66.3538033068627</text:p>
          </table:table-cell>
          <table:table-cell office:value-type="float" office:value="40.9766904105647" calcext:value-type="float">
            <text:p>40.9766904105647</text:p>
          </table:table-cell>
          <table:table-cell office:value-type="float" office:value="36.9764855853965" calcext:value-type="float">
            <text:p>36.9764855853965</text:p>
          </table:table-cell>
          <table:table-cell office:value-type="float" office:value="35.9766219296903" calcext:value-type="float">
            <text:p>35.9766219296903</text:p>
          </table:table-cell>
          <table:table-cell office:value-type="float" office:value="35.4758221738151" calcext:value-type="float">
            <text:p>35.4758221738151</text:p>
          </table:table-cell>
          <table:table-cell office:value-type="float" office:value="35.1563350866101" calcext:value-type="float">
            <text:p>35.1563350866101</text:p>
          </table:table-cell>
          <table:table-cell office:value-type="float" office:value="34.9298902872764" calcext:value-type="float">
            <text:p>34.9298902872764</text:p>
          </table:table-cell>
          <table:table-cell office:value-type="float" office:value="34.7592274449618" calcext:value-type="float">
            <text:p>34.7592274449618</text:p>
          </table:table-cell>
          <table:table-cell office:value-type="float" office:value="34.6251858642431" calcext:value-type="float">
            <text:p>34.6251858642431</text:p>
          </table:table-cell>
          <table:table-cell office:value-type="float" office:value="34.5166895775226" calcext:value-type="float">
            <text:p>34.5166895775226</text:p>
          </table:table-cell>
          <table:table-cell office:value-type="float" office:value="34.4268177894842" calcext:value-type="float">
            <text:p>34.4268177894842</text:p>
          </table:table-cell>
          <table:table-cell office:value-type="float" office:value="34.3509936742872" calcext:value-type="float">
            <text:p>34.3509936742872</text:p>
          </table:table-cell>
          <table:table-cell office:value-type="float" office:value="34.2860563990279" calcext:value-type="float">
            <text:p>34.2860563990279</text:p>
          </table:table-cell>
          <table:table-cell office:value-type="float" office:value="34.2297450154211" calcext:value-type="float">
            <text:p>34.22974501542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crossentropy</text:p>
          </table:table-cell>
          <table:table-cell office:value-type="float" office:value="261.963134784896" calcext:value-type="float">
            <text:p>261.963134784896</text:p>
          </table:table-cell>
          <table:table-cell office:value-type="float" office:value="113.572167198574" calcext:value-type="float">
            <text:p>113.572167198574</text:p>
          </table:table-cell>
          <table:table-cell office:value-type="float" office:value="68.9094199658666" calcext:value-type="float">
            <text:p>68.9094199658666</text:p>
          </table:table-cell>
          <table:table-cell office:value-type="float" office:value="45.233589045072" calcext:value-type="float">
            <text:p>45.233589045072</text:p>
          </table:table-cell>
          <table:table-cell office:value-type="float" office:value="30.2393347906781" calcext:value-type="float">
            <text:p>30.2393347906781</text:p>
          </table:table-cell>
          <table:table-cell office:value-type="float" office:value="20.3393745342122" calcext:value-type="float">
            <text:p>20.3393745342122</text:p>
          </table:table-cell>
          <table:table-cell office:value-type="float" office:value="14.9039060125303" calcext:value-type="float">
            <text:p>14.9039060125303</text:p>
          </table:table-cell>
          <table:table-cell office:value-type="float" office:value="11.1552373909055" calcext:value-type="float">
            <text:p>11.1552373909055</text:p>
          </table:table-cell>
          <table:table-cell office:value-type="float" office:value="8.78362225115793" calcext:value-type="float">
            <text:p>8.78362225115793</text:p>
          </table:table-cell>
          <table:table-cell office:value-type="float" office:value="6.94152615451802" calcext:value-type="float">
            <text:p>6.94152615451802</text:p>
          </table:table-cell>
          <table:table-cell office:value-type="float" office:value="5.93880735978442" calcext:value-type="float">
            <text:p>5.93880735978442</text:p>
          </table:table-cell>
          <table:table-cell office:value-type="float" office:value="4.98219543643165" calcext:value-type="float">
            <text:p>4.98219543643165</text:p>
          </table:table-cell>
          <table:table-cell office:value-type="float" office:value="4.25904388649756" calcext:value-type="float">
            <text:p>4.25904388649756</text:p>
          </table:table-cell>
          <table:table-cell office:value-type="float" office:value="3.67866314241251" calcext:value-type="float">
            <text:p>3.67866314241251</text:p>
          </table:table-cell>
          <table:table-cell office:value-type="float" office:value="3.46297382825469" calcext:value-type="float">
            <text:p>3.4629738282546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mse</text:p>
          </table:table-cell>
          <table:table-cell office:value-type="float" office:value="363.843204750685" calcext:value-type="float">
            <text:p>363.843204750685</text:p>
          </table:table-cell>
          <table:table-cell office:value-type="float" office:value="6.70634119497233" calcext:value-type="float">
            <text:p>6.70634119497233</text:p>
          </table:table-cell>
          <table:table-cell office:value-type="float" office:value="6.19547614364683" calcext:value-type="float">
            <text:p>6.19547614364683</text:p>
          </table:table-cell>
          <table:table-cell office:value-type="float" office:value="5.81165102008484" calcext:value-type="float">
            <text:p>5.81165102008484</text:p>
          </table:table-cell>
          <table:table-cell office:value-type="float" office:value="5.50883011533959" calcext:value-type="float">
            <text:p>5.50883011533959</text:p>
          </table:table-cell>
          <table:table-cell office:value-type="float" office:value="5.25884604138357" calcext:value-type="float">
            <text:p>5.25884604138357</text:p>
          </table:table-cell>
          <table:table-cell office:value-type="float" office:value="5.04383589917261" calcext:value-type="float">
            <text:p>5.04383589917261</text:p>
          </table:table-cell>
          <table:table-cell office:value-type="float" office:value="4.85388234287095" calcext:value-type="float">
            <text:p>4.85388234287095</text:p>
          </table:table-cell>
          <table:table-cell office:value-type="float" office:value="4.68500190933045" calcext:value-type="float">
            <text:p>4.68500190933045</text:p>
          </table:table-cell>
          <table:table-cell office:value-type="float" office:value="4.53540112238598" calcext:value-type="float">
            <text:p>4.53540112238598</text:p>
          </table:table-cell>
          <table:table-cell office:value-type="float" office:value="4.40205574795362" calcext:value-type="float">
            <text:p>4.40205574795362</text:p>
          </table:table-cell>
          <table:table-cell office:value-type="float" office:value="4.2814515001974" calcext:value-type="float">
            <text:p>4.2814515001974</text:p>
          </table:table-cell>
          <table:table-cell office:value-type="float" office:value="4.17111504458401" calcext:value-type="float">
            <text:p>4.17111504458401</text:p>
          </table:table-cell>
          <table:table-cell office:value-type="float" office:value="4.06946274083053" calcext:value-type="float">
            <text:p>4.06946274083053</text:p>
          </table:table-cell>
          <table:table-cell office:value-type="float" office:value="3.97532338145868" calcext:value-type="float">
            <text:p>3.9753233814586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crossentropy</text:p>
          </table:table-cell>
          <table:table-cell office:value-type="float" office:value="247.413156111893" calcext:value-type="float">
            <text:p>247.413156111893</text:p>
          </table:table-cell>
          <table:table-cell office:value-type="float" office:value="112.979680242025" calcext:value-type="float">
            <text:p>112.979680242025</text:p>
          </table:table-cell>
          <table:table-cell office:value-type="float" office:value="71.3506473232728" calcext:value-type="float">
            <text:p>71.3506473232728</text:p>
          </table:table-cell>
          <table:table-cell office:value-type="float" office:value="47.1806792452148" calcext:value-type="float">
            <text:p>47.1806792452148</text:p>
          </table:table-cell>
          <table:table-cell office:value-type="float" office:value="31.5696466148114" calcext:value-type="float">
            <text:p>31.5696466148114</text:p>
          </table:table-cell>
          <table:table-cell office:value-type="float" office:value="21.6422442804443" calcext:value-type="float">
            <text:p>21.6422442804443</text:p>
          </table:table-cell>
          <table:table-cell office:value-type="float" office:value="15.3649977298554" calcext:value-type="float">
            <text:p>15.3649977298554</text:p>
          </table:table-cell>
          <table:table-cell office:value-type="float" office:value="11.3633589774351" calcext:value-type="float">
            <text:p>11.3633589774351</text:p>
          </table:table-cell>
          <table:table-cell office:value-type="float" office:value="8.74439453479968" calcext:value-type="float">
            <text:p>8.74439453479968</text:p>
          </table:table-cell>
          <table:table-cell office:value-type="float" office:value="6.97238378809758" calcext:value-type="float">
            <text:p>6.97238378809758</text:p>
          </table:table-cell>
          <table:table-cell office:value-type="float" office:value="5.73022584499438" calcext:value-type="float">
            <text:p>5.73022584499438</text:p>
          </table:table-cell>
          <table:table-cell office:value-type="float" office:value="4.83460907863492" calcext:value-type="float">
            <text:p>4.83460907863492</text:p>
          </table:table-cell>
          <table:table-cell office:value-type="float" office:value="4.15989112269305" calcext:value-type="float">
            <text:p>4.15989112269305</text:p>
          </table:table-cell>
          <table:table-cell office:value-type="float" office:value="3.64008769207687" calcext:value-type="float">
            <text:p>3.64008769207687</text:p>
          </table:table-cell>
          <table:table-cell office:value-type="float" office:value="3.2286335472683" calcext:value-type="float">
            <text:p>3.228633547268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crossentropy</text:p>
          </table:table-cell>
          <table:table-cell office:value-type="float" office:value="253.557402828725" calcext:value-type="float">
            <text:p>253.557402828725</text:p>
          </table:table-cell>
          <table:table-cell office:value-type="float" office:value="151.174315173238" calcext:value-type="float">
            <text:p>151.174315173238</text:p>
          </table:table-cell>
          <table:table-cell office:value-type="float" office:value="120.800212606928" calcext:value-type="float">
            <text:p>120.800212606928</text:p>
          </table:table-cell>
          <table:table-cell office:value-type="float" office:value="98.4000128865473" calcext:value-type="float">
            <text:p>98.4000128865473</text:p>
          </table:table-cell>
          <table:table-cell office:value-type="float" office:value="79.2235365176306" calcext:value-type="float">
            <text:p>79.2235365176306</text:p>
          </table:table-cell>
          <table:table-cell office:value-type="float" office:value="63.3372700775964" calcext:value-type="float">
            <text:p>63.3372700775964</text:p>
          </table:table-cell>
          <table:table-cell office:value-type="float" office:value="50.599050783865" calcext:value-type="float">
            <text:p>50.599050783865</text:p>
          </table:table-cell>
          <table:table-cell office:value-type="float" office:value="40.7177537827559" calcext:value-type="float">
            <text:p>40.7177537827559</text:p>
          </table:table-cell>
          <table:table-cell office:value-type="float" office:value="32.9458519204004" calcext:value-type="float">
            <text:p>32.9458519204004</text:p>
          </table:table-cell>
          <table:table-cell office:value-type="float" office:value="26.6843656914861" calcext:value-type="float">
            <text:p>26.6843656914861</text:p>
          </table:table-cell>
          <table:table-cell office:value-type="float" office:value="21.6523046270625" calcext:value-type="float">
            <text:p>21.6523046270625</text:p>
          </table:table-cell>
          <table:table-cell office:value-type="float" office:value="17.6435356054007" calcext:value-type="float">
            <text:p>17.6435356054007</text:p>
          </table:table-cell>
          <table:table-cell office:value-type="float" office:value="14.456327044356" calcext:value-type="float">
            <text:p>14.456327044356</text:p>
          </table:table-cell>
          <table:table-cell office:value-type="float" office:value="11.9081849557872" calcext:value-type="float">
            <text:p>11.9081849557872</text:p>
          </table:table-cell>
          <table:table-cell office:value-type="float" office:value="9.87318455361804" calcext:value-type="float">
            <text:p>9.873184553618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crossentropy</text:p>
          </table:table-cell>
          <table:table-cell office:value-type="float" office:value="240.03123781615" calcext:value-type="float">
            <text:p>240.03123781615</text:p>
          </table:table-cell>
          <table:table-cell office:value-type="float" office:value="110.791776365476" calcext:value-type="float">
            <text:p>110.791776365476</text:p>
          </table:table-cell>
          <table:table-cell office:value-type="float" office:value="70.1935478632179" calcext:value-type="float">
            <text:p>70.1935478632179</text:p>
          </table:table-cell>
          <table:table-cell office:value-type="float" office:value="45.9450843801693" calcext:value-type="float">
            <text:p>45.9450843801693</text:p>
          </table:table-cell>
          <table:table-cell office:value-type="float" office:value="30.4945133063972" calcext:value-type="float">
            <text:p>30.4945133063972</text:p>
          </table:table-cell>
          <table:table-cell office:value-type="float" office:value="20.7469909245957" calcext:value-type="float">
            <text:p>20.7469909245957</text:p>
          </table:table-cell>
          <table:table-cell office:value-type="float" office:value="14.6401352691404" calcext:value-type="float">
            <text:p>14.6401352691404</text:p>
          </table:table-cell>
          <table:table-cell office:value-type="float" office:value="10.8064400352229" calcext:value-type="float">
            <text:p>10.8064400352229</text:p>
          </table:table-cell>
          <table:table-cell office:value-type="float" office:value="8.34153590782898" calcext:value-type="float">
            <text:p>8.34153590782898</text:p>
          </table:table-cell>
          <table:table-cell office:value-type="float" office:value="6.69892209234638" calcext:value-type="float">
            <text:p>6.69892209234638</text:p>
          </table:table-cell>
          <table:table-cell office:value-type="float" office:value="5.54372050860893" calcext:value-type="float">
            <text:p>5.54372050860893</text:p>
          </table:table-cell>
          <table:table-cell office:value-type="float" office:value="4.70547624932743" calcext:value-type="float">
            <text:p>4.70547624932743</text:p>
          </table:table-cell>
          <table:table-cell office:value-type="float" office:value="4.06973763002052" calcext:value-type="float">
            <text:p>4.06973763002052</text:p>
          </table:table-cell>
          <table:table-cell office:value-type="float" office:value="3.57548263491383" calcext:value-type="float">
            <text:p>3.57548263491383</text:p>
          </table:table-cell>
          <table:table-cell office:value-type="float" office:value="3.18179283733655" calcext:value-type="float">
            <text:p>3.181792837336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crossentropy</text:p>
          </table:table-cell>
          <table:table-cell office:value-type="float" office:value="254.853285806052" calcext:value-type="float">
            <text:p>254.853285806052</text:p>
          </table:table-cell>
          <table:table-cell office:value-type="float" office:value="128.140342622172" calcext:value-type="float">
            <text:p>128.140342622172</text:p>
          </table:table-cell>
          <table:table-cell office:value-type="float" office:value="87.3194707080487" calcext:value-type="float">
            <text:p>87.3194707080487</text:p>
          </table:table-cell>
          <table:table-cell office:value-type="float" office:value="62.2221559906988" calcext:value-type="float">
            <text:p>62.2221559906988</text:p>
          </table:table-cell>
          <table:table-cell office:value-type="float" office:value="44.901767652292" calcext:value-type="float">
            <text:p>44.901767652292</text:p>
          </table:table-cell>
          <table:table-cell office:value-type="float" office:value="32.5524634395674" calcext:value-type="float">
            <text:p>32.5524634395674</text:p>
          </table:table-cell>
          <table:table-cell office:value-type="float" office:value="23.8014735714976" calcext:value-type="float">
            <text:p>23.8014735714976</text:p>
          </table:table-cell>
          <table:table-cell office:value-type="float" office:value="17.6898090156044" calcext:value-type="float">
            <text:p>17.6898090156044</text:p>
          </table:table-cell>
          <table:table-cell office:value-type="float" office:value="13.4408383392442" calcext:value-type="float">
            <text:p>13.4408383392442</text:p>
          </table:table-cell>
          <table:table-cell office:value-type="float" office:value="10.4735435873016" calcext:value-type="float">
            <text:p>10.4735435873016</text:p>
          </table:table-cell>
          <table:table-cell office:value-type="float" office:value="8.3773947523802" calcext:value-type="float">
            <text:p>8.3773947523802</text:p>
          </table:table-cell>
          <table:table-cell office:value-type="float" office:value="6.86922903150268" calcext:value-type="float">
            <text:p>6.86922903150268</text:p>
          </table:table-cell>
          <table:table-cell office:value-type="float" office:value="5.75848313269117" calcext:value-type="float">
            <text:p>5.75848313269117</text:p>
          </table:table-cell>
          <table:table-cell office:value-type="float" office:value="4.91965996949839" calcext:value-type="float">
            <text:p>4.91965996949839</text:p>
          </table:table-cell>
          <table:table-cell office:value-type="float" office:value="4.27067315445282" calcext:value-type="float">
            <text:p>4.2706731544528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mse</text:p>
          </table:table-cell>
          <table:table-cell office:value-type="float" office:value="208.528625191321" calcext:value-type="float">
            <text:p>208.528625191321</text:p>
          </table:table-cell>
          <table:table-cell office:value-type="float" office:value="5.17532392038072" calcext:value-type="float">
            <text:p>5.17532392038072</text:p>
          </table:table-cell>
          <table:table-cell office:value-type="float" office:value="4.79618646392808" calcext:value-type="float">
            <text:p>4.79618646392808</text:p>
          </table:table-cell>
          <table:table-cell office:value-type="float" office:value="4.53799182577993" calcext:value-type="float">
            <text:p>4.53799182577993</text:p>
          </table:table-cell>
          <table:table-cell office:value-type="float" office:value="4.33001368169884" calcext:value-type="float">
            <text:p>4.33001368169884</text:p>
          </table:table-cell>
          <table:table-cell office:value-type="float" office:value="4.15434097558116" calcext:value-type="float">
            <text:p>4.15434097558116</text:p>
          </table:table-cell>
          <table:table-cell office:value-type="float" office:value="4.00204759502681" calcext:value-type="float">
            <text:p>4.00204759502681</text:p>
          </table:table-cell>
          <table:table-cell office:value-type="float" office:value="3.86752899565104" calcext:value-type="float">
            <text:p>3.86752899565104</text:p>
          </table:table-cell>
          <table:table-cell office:value-type="float" office:value="3.74711688010392" calcext:value-type="float">
            <text:p>3.74711688010392</text:p>
          </table:table-cell>
          <table:table-cell office:value-type="float" office:value="3.63833253541212" calcext:value-type="float">
            <text:p>3.63833253541212</text:p>
          </table:table-cell>
          <table:table-cell office:value-type="float" office:value="3.53940298883182" calcext:value-type="float">
            <text:p>3.53940298883182</text:p>
          </table:table-cell>
          <table:table-cell office:value-type="float" office:value="3.4489639707583" calcext:value-type="float">
            <text:p>3.4489639707583</text:p>
          </table:table-cell>
          <table:table-cell office:value-type="float" office:value="3.36590445053109" calcext:value-type="float">
            <text:p>3.36590445053109</text:p>
          </table:table-cell>
          <table:table-cell office:value-type="float" office:value="3.28929826123496" calcext:value-type="float">
            <text:p>3.28929826123496</text:p>
          </table:table-cell>
          <table:table-cell office:value-type="float" office:value="3.2183703380178" calcext:value-type="float">
            <text:p>3.218370338017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crossentropy</text:p>
          </table:table-cell>
          <table:table-cell office:value-type="float" office:value="223.783996777058" calcext:value-type="float">
            <text:p>223.783996777058</text:p>
          </table:table-cell>
          <table:table-cell office:value-type="float" office:value="97.2148476044772" calcext:value-type="float">
            <text:p>97.2148476044772</text:p>
          </table:table-cell>
          <table:table-cell office:value-type="float" office:value="60.4194585439815" calcext:value-type="float">
            <text:p>60.4194585439815</text:p>
          </table:table-cell>
          <table:table-cell office:value-type="float" office:value="38.9680904624515" calcext:value-type="float">
            <text:p>38.9680904624515</text:p>
          </table:table-cell>
          <table:table-cell office:value-type="float" office:value="25.5721842358395" calcext:value-type="float">
            <text:p>25.5721842358395</text:p>
          </table:table-cell>
          <table:table-cell office:value-type="float" office:value="17.3249015100324" calcext:value-type="float">
            <text:p>17.3249015100324</text:p>
          </table:table-cell>
          <table:table-cell office:value-type="float" office:value="12.2839813228547" calcext:value-type="float">
            <text:p>12.2839813228547</text:p>
          </table:table-cell>
          <table:table-cell office:value-type="float" office:value="9.1477413052972" calcext:value-type="float">
            <text:p>9.1477413052972</text:p>
          </table:table-cell>
          <table:table-cell office:value-type="float" office:value="7.12104624390691" calcext:value-type="float">
            <text:p>7.12104624390691</text:p>
          </table:table-cell>
          <table:table-cell office:value-type="float" office:value="5.75075710114752" calcext:value-type="float">
            <text:p>5.75075710114752</text:p>
          </table:table-cell>
          <table:table-cell office:value-type="float" office:value="4.78307344508085" calcext:value-type="float">
            <text:p>4.78307344508085</text:p>
          </table:table-cell>
          <table:table-cell office:value-type="float" office:value="4.07239815805231" calcext:value-type="float">
            <text:p>4.07239815805231</text:p>
          </table:table-cell>
          <table:table-cell office:value-type="float" office:value="3.53252980816813" calcext:value-type="float">
            <text:p>3.53252980816813</text:p>
          </table:table-cell>
          <table:table-cell office:value-type="float" office:value="3.11056298998284" calcext:value-type="float">
            <text:p>3.11056298998284</text:p>
          </table:table-cell>
          <table:table-cell office:value-type="float" office:value="2.77278558436306" calcext:value-type="float">
            <text:p>2.7727855843630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smoothl1</text:p>
          </table:table-cell>
          <table:table-cell office:value-type="float" office:value="286.926359066489" calcext:value-type="float">
            <text:p>286.926359066489</text:p>
          </table:table-cell>
          <table:table-cell office:value-type="float" office:value="63.2772473062822" calcext:value-type="float">
            <text:p>63.2772473062822</text:p>
          </table:table-cell>
          <table:table-cell office:value-type="float" office:value="41.7241938159469" calcext:value-type="float">
            <text:p>41.7241938159469</text:p>
          </table:table-cell>
          <table:table-cell office:value-type="float" office:value="32.7081913626127" calcext:value-type="float">
            <text:p>32.7081913626127</text:p>
          </table:table-cell>
          <table:table-cell office:value-type="float" office:value="29.8175893114376" calcext:value-type="float">
            <text:p>29.8175893114376</text:p>
          </table:table-cell>
          <table:table-cell office:value-type="float" office:value="27.9898409710456" calcext:value-type="float">
            <text:p>27.9898409710456</text:p>
          </table:table-cell>
          <table:table-cell office:value-type="float" office:value="27.7934253085202" calcext:value-type="float">
            <text:p>27.7934253085202</text:p>
          </table:table-cell>
          <table:table-cell office:value-type="float" office:value="28.05487916103" calcext:value-type="float">
            <text:p>28.05487916103</text:p>
          </table:table-cell>
          <table:table-cell office:value-type="float" office:value="28.24255360989" calcext:value-type="float">
            <text:p>28.24255360989</text:p>
          </table:table-cell>
          <table:table-cell office:value-type="float" office:value="28.0389973092463" calcext:value-type="float">
            <text:p>28.0389973092463</text:p>
          </table:table-cell>
          <table:table-cell office:value-type="float" office:value="28.0832291919333" calcext:value-type="float">
            <text:p>28.0832291919333</text:p>
          </table:table-cell>
          <table:table-cell office:value-type="float" office:value="27.712470898585" calcext:value-type="float">
            <text:p>27.712470898585</text:p>
          </table:table-cell>
          <table:table-cell office:value-type="float" office:value="28.2866833969367" calcext:value-type="float">
            <text:p>28.2866833969367</text:p>
          </table:table-cell>
          <table:table-cell office:value-type="float" office:value="27.7127161256832" calcext:value-type="float">
            <text:p>27.7127161256832</text:p>
          </table:table-cell>
          <table:table-cell office:value-type="float" office:value="28.0655698346203" calcext:value-type="float">
            <text:p>28.06556983462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huber</text:p>
          </table:table-cell>
          <table:table-cell office:value-type="float" office:value="273.932077448852" calcext:value-type="float">
            <text:p>273.932077448852</text:p>
          </table:table-cell>
          <table:table-cell office:value-type="float" office:value="58.1225734116603" calcext:value-type="float">
            <text:p>58.1225734116603</text:p>
          </table:table-cell>
          <table:table-cell office:value-type="float" office:value="36.2259389416918" calcext:value-type="float">
            <text:p>36.2259389416918</text:p>
          </table:table-cell>
          <table:table-cell office:value-type="float" office:value="29.5867240951232" calcext:value-type="float">
            <text:p>29.5867240951232</text:p>
          </table:table-cell>
          <table:table-cell office:value-type="float" office:value="27.2249158088699" calcext:value-type="float">
            <text:p>27.2249158088699</text:p>
          </table:table-cell>
          <table:table-cell office:value-type="float" office:value="26.4117711107225" calcext:value-type="float">
            <text:p>26.4117711107225</text:p>
          </table:table-cell>
          <table:table-cell office:value-type="float" office:value="26.1956560957118" calcext:value-type="float">
            <text:p>26.1956560957118</text:p>
          </table:table-cell>
          <table:table-cell office:value-type="float" office:value="26.636293308634" calcext:value-type="float">
            <text:p>26.636293308634</text:p>
          </table:table-cell>
          <table:table-cell office:value-type="float" office:value="26.7313062574296" calcext:value-type="float">
            <text:p>26.7313062574296</text:p>
          </table:table-cell>
          <table:table-cell office:value-type="float" office:value="27.0995929678529" calcext:value-type="float">
            <text:p>27.0995929678529</text:p>
          </table:table-cell>
          <table:table-cell office:value-type="float" office:value="26.8995551219017" calcext:value-type="float">
            <text:p>26.8995551219017</text:p>
          </table:table-cell>
          <table:table-cell office:value-type="float" office:value="27.8268166003266" calcext:value-type="float">
            <text:p>27.8268166003266</text:p>
          </table:table-cell>
          <table:table-cell office:value-type="float" office:value="27.3233470711364" calcext:value-type="float">
            <text:p>27.3233470711364</text:p>
          </table:table-cell>
          <table:table-cell office:value-type="float" office:value="26.7969817088449" calcext:value-type="float">
            <text:p>26.7969817088449</text:p>
          </table:table-cell>
          <table:table-cell office:value-type="float" office:value="26.9432140579389" calcext:value-type="float">
            <text:p>26.94321405793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smoothl1</text:p>
          </table:table-cell>
          <table:table-cell office:value-type="float" office:value="262.434350692042" calcext:value-type="float">
            <text:p>262.434350692042</text:p>
          </table:table-cell>
          <table:table-cell office:value-type="float" office:value="42.6607125784981" calcext:value-type="float">
            <text:p>42.6607125784981</text:p>
          </table:table-cell>
          <table:table-cell office:value-type="float" office:value="18.6324366452278" calcext:value-type="float">
            <text:p>18.6324366452278</text:p>
          </table:table-cell>
          <table:table-cell office:value-type="float" office:value="10.7878792964831" calcext:value-type="float">
            <text:p>10.7878792964831</text:p>
          </table:table-cell>
          <table:table-cell office:value-type="float" office:value="8.64126899827943" calcext:value-type="float">
            <text:p>8.64126899827943</text:p>
          </table:table-cell>
          <table:table-cell office:value-type="float" office:value="7.69495347530095" calcext:value-type="float">
            <text:p>7.69495347530095</text:p>
          </table:table-cell>
          <table:table-cell office:value-type="float" office:value="7.05034541584457" calcext:value-type="float">
            <text:p>7.05034541584457</text:p>
          </table:table-cell>
          <table:table-cell office:value-type="float" office:value="6.57136166643819" calcext:value-type="float">
            <text:p>6.57136166643819</text:p>
          </table:table-cell>
          <table:table-cell office:value-type="float" office:value="6.20230462801709" calcext:value-type="float">
            <text:p>6.20230462801709</text:p>
          </table:table-cell>
          <table:table-cell office:value-type="float" office:value="5.90864512421711" calcext:value-type="float">
            <text:p>5.90864512421711</text:p>
          </table:table-cell>
          <table:table-cell office:value-type="float" office:value="5.66518810785606" calcext:value-type="float">
            <text:p>5.66518810785606</text:p>
          </table:table-cell>
          <table:table-cell office:value-type="float" office:value="5.45602440529363" calcext:value-type="float">
            <text:p>5.45602440529363</text:p>
          </table:table-cell>
          <table:table-cell office:value-type="float" office:value="5.27159813767585" calcext:value-type="float">
            <text:p>5.27159813767585</text:p>
          </table:table-cell>
          <table:table-cell office:value-type="float" office:value="5.10619924505811" calcext:value-type="float">
            <text:p>5.10619924505811</text:p>
          </table:table-cell>
          <table:table-cell office:value-type="float" office:value="4.9560126929129" calcext:value-type="float">
            <text:p>4.956012692912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l1</text:p>
          </table:table-cell>
          <table:table-cell office:value-type="float" office:value="328.844331778079" calcext:value-type="float">
            <text:p>328.844331778079</text:p>
          </table:table-cell>
          <table:table-cell office:value-type="float" office:value="73.175671330113" calcext:value-type="float">
            <text:p>73.175671330113</text:p>
          </table:table-cell>
          <table:table-cell office:value-type="float" office:value="44.0019334727708" calcext:value-type="float">
            <text:p>44.0019334727708</text:p>
          </table:table-cell>
          <table:table-cell office:value-type="float" office:value="36.8284912946448" calcext:value-type="float">
            <text:p>36.8284912946448</text:p>
          </table:table-cell>
          <table:table-cell office:value-type="float" office:value="33.7218850931794" calcext:value-type="float">
            <text:p>33.7218850931794</text:p>
          </table:table-cell>
          <table:table-cell office:value-type="float" office:value="32.2740877034664" calcext:value-type="float">
            <text:p>32.2740877034664</text:p>
          </table:table-cell>
          <table:table-cell office:value-type="float" office:value="31.5310954347448" calcext:value-type="float">
            <text:p>31.5310954347448</text:p>
          </table:table-cell>
          <table:table-cell office:value-type="float" office:value="31.4049686721366" calcext:value-type="float">
            <text:p>31.4049686721366</text:p>
          </table:table-cell>
          <table:table-cell office:value-type="float" office:value="31.3323748167189" calcext:value-type="float">
            <text:p>31.3323748167189</text:p>
          </table:table-cell>
          <table:table-cell office:value-type="float" office:value="31.4883194329685" calcext:value-type="float">
            <text:p>31.4883194329685</text:p>
          </table:table-cell>
          <table:table-cell office:value-type="float" office:value="32.140445075259" calcext:value-type="float">
            <text:p>32.140445075259</text:p>
          </table:table-cell>
          <table:table-cell office:value-type="float" office:value="31.7866180157724" calcext:value-type="float">
            <text:p>31.7866180157724</text:p>
          </table:table-cell>
          <table:table-cell office:value-type="float" office:value="32.611803909519" calcext:value-type="float">
            <text:p>32.611803909519</text:p>
          </table:table-cell>
          <table:table-cell office:value-type="float" office:value="32.5931996729975" calcext:value-type="float">
            <text:p>32.5931996729975</text:p>
          </table:table-cell>
          <table:table-cell office:value-type="float" office:value="32.8439079799945" calcext:value-type="float">
            <text:p>32.8439079799945</text:p>
          </table:table-cell>
          <table:table-cell table:number-columns-repeated="19"/>
        </table:table-row>
        <table:table-row table:style-name="ro1" table:number-rows-repeated="150">
          <table:table-cell table:number-columns-repeated="36"/>
        </table:table-row>
        <table:table-row table:style-name="ro1" table:number-rows-repeated="2">
          <table:table-cell/>
          <table:table-cell table:style-name="ce47" table:number-columns-repeated="34"/>
          <table:table-cell table:style-name="ce49"/>
        </table:table-row>
        <table:table-row table:style-name="ro1">
          <table:table-cell/>
          <table:table-cell table:style-name="ce47" table:number-columns-repeated="34"/>
          <table:table-cell table:style-name="ce49"/>
        </table:table-row>
        <calcext:conditional-formats>
          <calcext:conditional-format calcext:target-range-address="'Loss Data'.AJ2:'Loss Data'.AJ17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Loss Data'.B168:'Loss Data'.AJ17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Results Data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d_time_mean</text:p>
          </table:table-cell>
          <table:table-cell office:value-type="string" calcext:value-type="string">
            <text:p>a_time_mean</text:p>
          </table:table-cell>
          <table:table-cell office:value-type="string" calcext:value-type="string">
            <text:p>o_time_mean</text:p>
          </table:table-cell>
        </table:table-row>
        <table:table-row table:style-name="ro1">
          <table:table-cell office:value-type="string" calcext:value-type="string">
            <text:p>mish</text:p>
          </table:table-cell>
          <table:table-cell office:value-type="string" calcext:value-type="string">
            <text:p>mse</text:p>
          </table:table-cell>
          <table:table-cell office:value-type="float" office:value="5" calcext:value-type="float">
            <text:p>5</text:p>
          </table:table-cell>
          <table:table-cell office:value-type="float" office:value="21017.6666666667" calcext:value-type="float">
            <text:p>21017.6666666667</text:p>
          </table:table-cell>
          <table:table-cell office:value-type="float" office:value="0.000374794006347656" calcext:value-type="float">
            <text:p>0.000374794006347656</text:p>
          </table:table-cell>
          <table:table-cell office:value-type="float" office:value="0.000635941823323568" calcext:value-type="float">
            <text:p>0.000635941823323568</text:p>
          </table:table-cell>
          <table:table-cell office:value-type="float" office:value="0.00677132606506348" calcext:value-type="float">
            <text:p>0.00677132606506348</text:p>
          </table:table-cell>
        </table:table-row>
        <table:table-row table:style-name="ro1">
          <table:table-cell office:value-type="string" calcext:value-type="string">
            <text:p>logsigmoid</text:p>
          </table:table-cell>
          <table:table-cell office:value-type="string" calcext:value-type="string">
            <text:p>softmargin</text:p>
          </table:table-cell>
          <table:table-cell office:value-type="float" office:value="20" calcext:value-type="float">
            <text:p>20</text:p>
          </table:table-cell>
          <table:table-cell office:value-type="float" office:value="8239.91666666667" calcext:value-type="float">
            <text:p>8239.91666666667</text:p>
          </table:table-cell>
          <table:table-cell office:value-type="float" office:value="0.000470519065856934" calcext:value-type="float">
            <text:p>0.000470519065856934</text:p>
          </table:table-cell>
          <table:table-cell office:value-type="float" office:value="0.00045466423034668" calcext:value-type="float">
            <text:p>0.00045466423034668</text:p>
          </table:table-cell>
          <table:table-cell office:value-type="float" office:value="0.00484879811604818" calcext:value-type="float">
            <text:p>0.00484879811604818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crossentropy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641.88" calcext:value-type="float">
            <text:p>641.88</text:p>
          </table:table-cell>
          <table:table-cell office:value-type="float" office:value="0.000408287048339844" calcext:value-type="float">
            <text:p>0.000408287048339844</text:p>
          </table:table-cell>
          <table:table-cell office:value-type="float" office:value="0.000702619552612305" calcext:value-type="float">
            <text:p>0.000702619552612305</text:p>
          </table:table-cell>
          <table:table-cell office:value-type="float" office:value="0.00584401607513428" calcext:value-type="float">
            <text:p>0.00584401607513428</text:p>
          </table:table-cell>
        </table:table-row>
        <table:table-row table:style-name="ro1">
          <table:table-cell office:value-type="string" calcext:value-type="string">
            <text:p>hardshrink</text:p>
          </table:table-cell>
          <table:table-cell office:value-type="string" calcext:value-type="string">
            <text:p>crossentropy</text:p>
          </table:table-cell>
          <table:table-cell office:value-type="float" office:value="65" calcext:value-type="float">
            <text:p>65</text:p>
          </table:table-cell>
          <table:table-cell office:value-type="float" office:value="486.128205128205" calcext:value-type="float">
            <text:p>486.128205128205</text:p>
          </table:table-cell>
          <table:table-cell office:value-type="float" office:value="0.000454798722878481" calcext:value-type="float">
            <text:p>0.000454798722878481</text:p>
          </table:table-cell>
          <table:table-cell office:value-type="float" office:value="0.000819224577683669" calcext:value-type="float">
            <text:p>0.000819224577683669</text:p>
          </table:table-cell>
          <table:table-cell office:value-type="float" office:value="0.00503051586640187" calcext:value-type="float">
            <text:p>0.0050305158664018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string" calcext:value-type="string">
            <text:p>crossentropy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531.021739130435" calcext:value-type="float">
            <text:p>531.021739130435</text:p>
          </table:table-cell>
          <table:table-cell office:value-type="float" office:value="0.000382677368495775" calcext:value-type="float">
            <text:p>0.000382677368495775</text:p>
          </table:table-cell>
          <table:table-cell office:value-type="float" office:value="0.000609149103579314" calcext:value-type="float">
            <text:p>0.000609149103579314</text:p>
          </table:table-cell>
          <table:table-cell office:value-type="float" office:value="0.00502044221629267" calcext:value-type="float">
            <text:p>0.00502044221629267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mse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16498.25" calcext:value-type="float">
            <text:p>16498.25</text:p>
          </table:table-cell>
          <table:table-cell office:value-type="float" office:value="0.000374972820281982" calcext:value-type="float">
            <text:p>0.000374972820281982</text:p>
          </table:table-cell>
          <table:table-cell office:value-type="float" office:value="0.000646799802780151" calcext:value-type="float">
            <text:p>0.000646799802780151</text:p>
          </table:table-cell>
          <table:table-cell office:value-type="float" office:value="0.0036548376083374" calcext:value-type="float">
            <text:p>0.0036548376083374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crossentropy</text:p>
          </table:table-cell>
          <table:table-cell office:value-type="float" office:value="88.3333333333333" calcext:value-type="float">
            <text:p>88.3333333333333</text:p>
          </table:table-cell>
          <table:table-cell office:value-type="float" office:value="384.754716981132" calcext:value-type="float">
            <text:p>384.754716981132</text:p>
          </table:table-cell>
          <table:table-cell office:value-type="float" office:value="0.000475199717395711" calcext:value-type="float">
            <text:p>0.000475199717395711</text:p>
          </table:table-cell>
          <table:table-cell office:value-type="float" office:value="0.000831257622196989" calcext:value-type="float">
            <text:p>0.000831257622196989</text:p>
          </table:table-cell>
          <table:table-cell office:value-type="float" office:value="0.00491657347049353" calcext:value-type="float">
            <text:p>0.00491657347049353</text:p>
          </table:table-cell>
        </table:table-row>
        <table:table-row table:style-name="ro1">
          <table:table-cell office:value-type="string" calcext:value-type="string">
            <text:p>softplus</text:p>
          </table:table-cell>
          <table:table-cell office:value-type="string" calcext:value-type="string">
            <text:p>crossentropy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462.08" calcext:value-type="float">
            <text:p>462.08</text:p>
          </table:table-cell>
          <table:table-cell office:value-type="float" office:value="0.000402002334594727" calcext:value-type="float">
            <text:p>0.000402002334594727</text:p>
          </table:table-cell>
          <table:table-cell office:value-type="float" office:value="0.000657672882080078" calcext:value-type="float">
            <text:p>0.000657672882080078</text:p>
          </table:table-cell>
          <table:table-cell office:value-type="float" office:value="0.00459169864654541" calcext:value-type="float">
            <text:p>0.00459169864654541</text:p>
          </table:table-cell>
        </table:table-row>
        <table:table-row table:style-name="ro1">
          <table:table-cell office:value-type="string" calcext:value-type="string">
            <text:p>silu</text:p>
          </table:table-cell>
          <table:table-cell office:value-type="string" calcext:value-type="string">
            <text:p>crossentropy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651.4" calcext:value-type="float">
            <text:p>651.4</text:p>
          </table:table-cell>
          <table:table-cell office:value-type="float" office:value="0.00041900634765625" calcext:value-type="float">
            <text:p>0.00041900634765625</text:p>
          </table:table-cell>
          <table:table-cell office:value-type="float" office:value="0.000742201805114746" calcext:value-type="float">
            <text:p>0.000742201805114746</text:p>
          </table:table-cell>
          <table:table-cell office:value-type="float" office:value="0.00540608882904053" calcext:value-type="float">
            <text:p>0.00540608882904053</text:p>
          </table:table-cell>
        </table:table-row>
        <table:table-row table:style-name="ro1">
          <table:table-cell office:value-type="string" calcext:value-type="string">
            <text:p>elu</text:p>
          </table:table-cell>
          <table:table-cell office:value-type="string" calcext:value-type="string">
            <text:p>l1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14985.4545454545" calcext:value-type="float">
            <text:p>14985.4545454545</text:p>
          </table:table-cell>
          <table:table-cell office:value-type="float" office:value="0.000358451496471058" calcext:value-type="float">
            <text:p>0.000358451496471058</text:p>
          </table:table-cell>
          <table:table-cell office:value-type="float" office:value="0.00060935453935103" calcext:value-type="float">
            <text:p>0.00060935453935103</text:p>
          </table:table-cell>
          <table:table-cell office:value-type="float" office:value="0.00425941293889826" calcext:value-type="float">
            <text:p>0.00425941293889826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crossentropy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651.630434782609" calcext:value-type="float">
            <text:p>651.630434782609</text:p>
          </table:table-cell>
          <table:table-cell office:value-type="float" office:value="0.000442872876706331" calcext:value-type="float">
            <text:p>0.000442872876706331</text:p>
          </table:table-cell>
          <table:table-cell office:value-type="float" office:value="0.000807622204656186" calcext:value-type="float">
            <text:p>0.000807622204656186</text:p>
          </table:table-cell>
          <table:table-cell office:value-type="float" office:value="0.0052996303724206" calcext:value-type="float">
            <text:p>0.0052996303724206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bcewithlogits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50860.5" calcext:value-type="float">
            <text:p>50860.5</text:p>
          </table:table-cell>
          <table:table-cell office:value-type="float" office:value="0.000536441802978516" calcext:value-type="float">
            <text:p>0.000536441802978516</text:p>
          </table:table-cell>
          <table:table-cell office:value-type="float" office:value="0.00109338760375977" calcext:value-type="float">
            <text:p>0.00109338760375977</text:p>
          </table:table-cell>
          <table:table-cell office:value-type="float" office:value="0.0088655948638916" calcext:value-type="float">
            <text:p>0.0088655948638916</text:p>
          </table:table-cell>
        </table:table-row>
        <table:table-row table:style-name="ro1">
          <table:table-cell office:value-type="string" calcext:value-type="string">
            <text:p>celu</text:p>
          </table:table-cell>
          <table:table-cell office:value-type="string" calcext:value-type="string">
            <text:p>smoothl1</text:p>
          </table:table-cell>
          <table:table-cell office:value-type="float" office:value="5" calcext:value-type="float">
            <text:p>5</text:p>
          </table:table-cell>
          <table:table-cell office:value-type="float" office:value="15056.6666666667" calcext:value-type="float">
            <text:p>15056.6666666667</text:p>
          </table:table-cell>
          <table:table-cell office:value-type="float" office:value="0.000463406244913737" calcext:value-type="float">
            <text:p>0.000463406244913737</text:p>
          </table:table-cell>
          <table:table-cell office:value-type="float" office:value="0.000739415486653646" calcext:value-type="float">
            <text:p>0.000739415486653646</text:p>
          </table:table-cell>
          <table:table-cell office:value-type="float" office:value="0.00345770517985026" calcext:value-type="float">
            <text:p>0.00345770517985026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smoothl1</text:p>
          </table:table-cell>
          <table:table-cell office:value-type="float" office:value="25" calcext:value-type="float">
            <text:p>25</text:p>
          </table:table-cell>
          <table:table-cell office:value-type="float" office:value="31302.2" calcext:value-type="float">
            <text:p>31302.2</text:p>
          </table:table-cell>
          <table:table-cell office:value-type="float" office:value="0.000423955917358398" calcext:value-type="float">
            <text:p>0.000423955917358398</text:p>
          </table:table-cell>
          <table:table-cell office:value-type="float" office:value="0.000720357894897461" calcext:value-type="float">
            <text:p>0.000720357894897461</text:p>
          </table:table-cell>
          <table:table-cell office:value-type="float" office:value="0.00503126780192057" calcext:value-type="float">
            <text:p>0.00503126780192057</text:p>
          </table:table-cell>
        </table:table-row>
        <table:table-row table:style-name="ro1">
          <table:table-cell office:value-type="string" calcext:value-type="string">
            <text:p>selu</text:p>
          </table:table-cell>
          <table:table-cell office:value-type="string" calcext:value-type="string">
            <text:p>huber</text:p>
          </table:table-cell>
          <table:table-cell office:value-type="float" office:value="10" calcext:value-type="float">
            <text:p>10</text:p>
          </table:table-cell>
          <table:table-cell office:value-type="float" office:value="11840.3333333333" calcext:value-type="float">
            <text:p>11840.3333333333</text:p>
          </table:table-cell>
          <table:table-cell office:value-type="float" office:value="0.00047004222869873" calcext:value-type="float">
            <text:p>0.00047004222869873</text:p>
          </table:table-cell>
          <table:table-cell office:value-type="float" office:value="0.000847260157267253" calcext:value-type="float">
            <text:p>0.000847260157267253</text:p>
          </table:table-cell>
          <table:table-cell office:value-type="float" office:value="0.00222222010294596" calcext:value-type="float">
            <text:p>0.00222222010294596</text:p>
          </table:table-cell>
        </table:table-row>
        <table:table-row table:style-name="ro1">
          <table:table-cell office:value-type="string" calcext:value-type="string">
            <text:p>rrelu</text:p>
          </table:table-cell>
          <table:table-cell office:value-type="string" calcext:value-type="string">
            <text:p>crossentropy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640.909090909091" calcext:value-type="float">
            <text:p>640.909090909091</text:p>
          </table:table-cell>
          <table:table-cell office:value-type="float" office:value="0.000466807322068648" calcext:value-type="float">
            <text:p>0.000466807322068648</text:p>
          </table:table-cell>
          <table:table-cell office:value-type="float" office:value="0.000776632265611128" calcext:value-type="float">
            <text:p>0.000776632265611128</text:p>
          </table:table-cell>
          <table:table-cell office:value-type="float" office:value="0.00639814680272883" calcext:value-type="float">
            <text:p>0.00639814680272883</text:p>
          </table:table-cell>
        </table:table-row>
        <table:table-row table:style-name="ro1">
          <table:table-cell office:value-type="string" calcext:value-type="string">
            <text:p>leakyrelu</text:p>
          </table:table-cell>
          <table:table-cell office:value-type="string" calcext:value-type="string">
            <text:p>crossentropy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336.818181818182" calcext:value-type="float">
            <text:p>336.818181818182</text:p>
          </table:table-cell>
          <table:table-cell office:value-type="float" office:value="0.000424314628947865" calcext:value-type="float">
            <text:p>0.000424314628947865</text:p>
          </table:table-cell>
          <table:table-cell office:value-type="float" office:value="0.000807263634421609" calcext:value-type="float">
            <text:p>0.000807263634421609</text:p>
          </table:table-cell>
          <table:table-cell office:value-type="float" office:value="0.00511539524251765" calcext:value-type="float">
            <text:p>0.00511539524251765</text:p>
          </table:table-cell>
        </table:table-row>
      </table:table>
      <table:table table:name="Table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15" table:number-columns-repeated="12" table:default-cell-style-name="Default"/>
        <table:table-row table:style-name="ro2">
          <table:table-cell/>
          <table:table-cell table:style-name="ce33"/>
          <table:table-cell table:style-name="ce10"/>
          <table:table-cell table:style-name="ce16" table:number-columns-repeated="7"/>
          <table:table-cell table:style-name="ce61"/>
          <table:table-cell table:number-columns-repeated="42"/>
        </table:table-row>
        <table:table-row table:style-name="ro3">
          <table:table-cell/>
          <table:table-cell table:style-name="ce33"/>
          <table:table-cell table:style-name="ce10" table:number-columns-spanned="2" table:number-rows-spanned="1"/>
          <table:covered-table-cell table:style-name="ce16"/>
          <table:table-cell table:style-name="ce16"/>
          <table:table-cell table:style-name="ce21" table:number-columns-spanned="3" table:number-rows-spanned="1"/>
          <table:covered-table-cell table:number-columns-repeated="2" table:style-name="ce16"/>
          <table:table-cell table:style-name="ce16" table:number-columns-repeated="2"/>
          <table:table-cell table:style-name="ce61"/>
          <table:table-cell/>
          <table:table-cell table:style-name="ce33"/>
          <table:table-cell table:style-name="ce45" table:number-columns-spanned="2" table:number-rows-spanned="1"/>
          <table:covered-table-cell table:style-name="ce16"/>
          <table:table-cell table:style-name="ce16" table:number-columns-repeated="6"/>
          <table:table-cell table:style-name="ce61"/>
          <table:table-cell/>
          <table:table-cell table:style-name="ce33"/>
          <table:table-cell table:style-name="ce10" table:number-columns-spanned="2" table:number-rows-spanned="1"/>
          <table:covered-table-cell table:style-name="ce16"/>
          <table:table-cell table:style-name="ce16" table:number-columns-repeated="6"/>
          <table:table-cell table:style-name="ce61"/>
          <table:table-cell table:number-columns-repeated="20"/>
        </table:table-row>
        <table:table-row table:style-name="ro4">
          <table:table-cell/>
          <table:table-cell table:style-name="ce5" office:value-type="string" calcext:value-type="string">
            <text:p>Activation</text:p>
          </table:table-cell>
          <table:table-cell table:style-name="ce11" office:value-type="string" calcext:value-type="string">
            <text:p>Loss</text:p>
          </table:table-cell>
          <table:table-cell table:style-name="ce17" office:value-type="string" calcext:value-type="string">
            <text:p>Ratio</text:p>
          </table:table-cell>
          <table:table-cell table:style-name="ce17" office:value-type="string" calcext:value-type="string">
            <text:p>Detour</text:p>
          </table:table-cell>
          <table:table-cell table:style-name="ce17" office:value-type="string" calcext:value-type="string">
            <text:p>Dijsktra (ms)</text:p>
          </table:table-cell>
          <table:table-cell table:style-name="ce17" office:value-type="string" calcext:value-type="string">
            <text:p>A* time (ms)</text:p>
          </table:table-cell>
          <table:table-cell table:style-name="ce17" office:value-type="string" calcext:value-type="string">
            <text:p>Ours (ms)</text:p>
          </table:table-cell>
          <table:table-cell table:style-name="ce24" office:value-type="string" calcext:value-type="string">
            <text:p>Score</text:p>
          </table:table-cell>
          <table:table-cell table:style-name="ce26"/>
          <table:table-cell table:style-name="ce184"/>
          <table:table-cell/>
          <table:table-cell table:style-name="ce44"/>
          <table:table-cell table:style-name="ce51" table:number-columns-repeated="8"/>
          <table:table-cell table:style-name="ce56"/>
          <table:table-cell/>
          <table:table-cell table:style-name="ce59"/>
          <table:table-cell table:style-name="ce66" table:number-columns-repeated="8"/>
          <table:table-cell table:style-name="ce73"/>
          <table:table-cell table:style-name="ce184" table:number-columns-repeated="2"/>
          <table:table-cell/>
          <table:table-cell table:style-name="ce184" table:number-columns-repeated="3"/>
          <table:table-cell table:style-name="ce151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mish</text:p>
          </table:table-cell>
          <table:table-cell table:style-name="ce12" office:value-type="string" calcext:value-type="string">
            <text:p>mse</text:p>
          </table:table-cell>
          <table:table-cell table:style-name="ce18" table:formula="of:=[$'Results Data'.C2]" office:value-type="float" office:value="5" calcext:value-type="float">
            <text:p>5.00</text:p>
          </table:table-cell>
          <table:table-cell table:style-name="ce20" table:formula="of:=[$'Results Data'.D2]" office:value-type="float" office:value="21017.6666666667" calcext:value-type="float">
            <text:p>21018</text:p>
          </table:table-cell>
          <table:table-cell table:style-name="ce22" table:formula="of:=[$'Results Data'.E2]*1000" office:value-type="float" office:value="0.374794006347656" calcext:value-type="float">
            <text:p>0.375</text:p>
          </table:table-cell>
          <table:table-cell table:style-name="ce22" table:formula="of:=[$'Results Data'.F2]*1000" office:value-type="float" office:value="0.635941823323568" calcext:value-type="float">
            <text:p>0.636</text:p>
          </table:table-cell>
          <table:table-cell table:style-name="ce23" table:formula="of:=[$'Results Data'.G2]*1000" office:value-type="float" office:value="6.77132606506348" calcext:value-type="float">
            <text:p>6.771</text:p>
          </table:table-cell>
          <table:table-cell table:style-name="ce25" table:formula="of:=((101-[.D4])/100)*[.E4]" office:value-type="float" office:value="20176.96" calcext:value-type="float">
            <text:p>20177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 table:number-columns-repeated="8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style-name="ce153" table:number-columns-repeated="4"/>
          <table:table-cell table:number-columns-repeated="8"/>
        </table:table-row>
        <table:table-row table:style-name="ro5">
          <table:table-cell/>
          <table:table-cell table:style-name="ce6" office:value-type="string" calcext:value-type="string">
            <text:p>logsigmoid</text:p>
          </table:table-cell>
          <table:table-cell table:style-name="ce12" office:value-type="string" calcext:value-type="string">
            <text:p>softmargin</text:p>
          </table:table-cell>
          <table:table-cell table:style-name="ce18" table:formula="of:=[$'Results Data'.C3]" office:value-type="float" office:value="20" calcext:value-type="float">
            <text:p>20.00</text:p>
          </table:table-cell>
          <table:table-cell table:style-name="ce20" table:formula="of:=[$'Results Data'.D3]" office:value-type="float" office:value="8239.91666666667" calcext:value-type="float">
            <text:p>8240</text:p>
          </table:table-cell>
          <table:table-cell table:style-name="ce22" table:formula="of:=[$'Results Data'.E3]*1000" office:value-type="float" office:value="0.470519065856934" calcext:value-type="float">
            <text:p>0.471</text:p>
          </table:table-cell>
          <table:table-cell table:style-name="ce22" table:formula="of:=[$'Results Data'.F3]*1000" office:value-type="float" office:value="0.45466423034668" calcext:value-type="float">
            <text:p>0.455</text:p>
          </table:table-cell>
          <table:table-cell table:style-name="ce23" table:formula="of:=[$'Results Data'.G3]*1000" office:value-type="float" office:value="4.84879811604818" calcext:value-type="float">
            <text:p>4.849</text:p>
          </table:table-cell>
          <table:table-cell table:style-name="ce25" table:formula="of:=((101-[.D5])/100)*[.E5]" office:value-type="float" office:value="6674.3325" calcext:value-type="float">
            <text:p>6674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selu</text:p>
          </table:table-cell>
          <table:table-cell table:style-name="ce12" office:value-type="string" calcext:value-type="string">
            <text:p>crossentropy</text:p>
          </table:table-cell>
          <table:table-cell table:style-name="ce18" table:formula="of:=[$'Results Data'.C4]" office:value-type="float" office:value="83.3333333333333" calcext:value-type="float">
            <text:p>83.33</text:p>
          </table:table-cell>
          <table:table-cell table:style-name="ce20" table:formula="of:=[$'Results Data'.D4]" office:value-type="float" office:value="641.88" calcext:value-type="float">
            <text:p>642</text:p>
          </table:table-cell>
          <table:table-cell table:style-name="ce22" table:formula="of:=[$'Results Data'.E4]*1000" office:value-type="float" office:value="0.408287048339844" calcext:value-type="float">
            <text:p>0.408</text:p>
          </table:table-cell>
          <table:table-cell table:style-name="ce22" table:formula="of:=[$'Results Data'.F4]*1000" office:value-type="float" office:value="0.702619552612305" calcext:value-type="float">
            <text:p>0.703</text:p>
          </table:table-cell>
          <table:table-cell table:style-name="ce23" table:formula="of:=[$'Results Data'.G4]*1000" office:value-type="float" office:value="5.84401607513428" calcext:value-type="float">
            <text:p>5.844</text:p>
          </table:table-cell>
          <table:table-cell table:style-name="ce25" table:formula="of:=((101-[.D6])/100)*[.E6]" office:value-type="float" office:value="113.3988" calcext:value-type="float">
            <text:p>113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hardshrink</text:p>
          </table:table-cell>
          <table:table-cell table:style-name="ce12" office:value-type="string" calcext:value-type="string">
            <text:p>crossentropy</text:p>
          </table:table-cell>
          <table:table-cell table:style-name="ce18" table:formula="of:=[$'Results Data'.C5]" office:value-type="float" office:value="65" calcext:value-type="float">
            <text:p>65.00</text:p>
          </table:table-cell>
          <table:table-cell table:style-name="ce20" table:formula="of:=[$'Results Data'.D5]" office:value-type="float" office:value="486.128205128205" calcext:value-type="float">
            <text:p>486</text:p>
          </table:table-cell>
          <table:table-cell table:style-name="ce22" table:formula="of:=[$'Results Data'.E5]*1000" office:value-type="float" office:value="0.454798722878481" calcext:value-type="float">
            <text:p>0.455</text:p>
          </table:table-cell>
          <table:table-cell table:style-name="ce22" table:formula="of:=[$'Results Data'.F5]*1000" office:value-type="float" office:value="0.819224577683669" calcext:value-type="float">
            <text:p>0.819</text:p>
          </table:table-cell>
          <table:table-cell table:style-name="ce23" table:formula="of:=[$'Results Data'.G5]*1000" office:value-type="float" office:value="5.03051586640187" calcext:value-type="float">
            <text:p>5.031</text:p>
          </table:table-cell>
          <table:table-cell table:style-name="ce25" table:formula="of:=((101-[.D7])/100)*[.E7]" office:value-type="float" office:value="175.006153846154" calcext:value-type="float">
            <text:p>175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relu</text:p>
          </table:table-cell>
          <table:table-cell table:style-name="ce12" office:value-type="string" calcext:value-type="string">
            <text:p>crossentropy</text:p>
          </table:table-cell>
          <table:table-cell table:style-name="ce18" table:formula="of:=[$'Results Data'.C6]" office:value-type="float" office:value="76.6666666666667" calcext:value-type="float">
            <text:p>76.67</text:p>
          </table:table-cell>
          <table:table-cell table:style-name="ce20" table:formula="of:=[$'Results Data'.D6]" office:value-type="float" office:value="531.021739130435" calcext:value-type="float">
            <text:p>531</text:p>
          </table:table-cell>
          <table:table-cell table:style-name="ce22" table:formula="of:=[$'Results Data'.E6]*1000" office:value-type="float" office:value="0.382677368495775" calcext:value-type="float">
            <text:p>0.383</text:p>
          </table:table-cell>
          <table:table-cell table:style-name="ce22" table:formula="of:=[$'Results Data'.F6]*1000" office:value-type="float" office:value="0.609149103579314" calcext:value-type="float">
            <text:p>0.609</text:p>
          </table:table-cell>
          <table:table-cell table:style-name="ce23" table:formula="of:=[$'Results Data'.G6]*1000" office:value-type="float" office:value="5.02044221629267" calcext:value-type="float">
            <text:p>5.020</text:p>
          </table:table-cell>
          <table:table-cell table:style-name="ce25" table:formula="of:=((101-[.D8])/100)*[.E8]" office:value-type="float" office:value="129.215289855072" calcext:value-type="float">
            <text:p>129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silu</text:p>
          </table:table-cell>
          <table:table-cell table:style-name="ce12" office:value-type="string" calcext:value-type="string">
            <text:p>mse</text:p>
          </table:table-cell>
          <table:table-cell table:style-name="ce18" table:formula="of:=[$'Results Data'.C7]" office:value-type="float" office:value="13.3333333333333" calcext:value-type="float">
            <text:p>13.33</text:p>
          </table:table-cell>
          <table:table-cell table:style-name="ce20" table:formula="of:=[$'Results Data'.D7]" office:value-type="float" office:value="16498.25" calcext:value-type="float">
            <text:p>16498</text:p>
          </table:table-cell>
          <table:table-cell table:style-name="ce22" table:formula="of:=[$'Results Data'.E7]*1000" office:value-type="float" office:value="0.374972820281982" calcext:value-type="float">
            <text:p>0.375</text:p>
          </table:table-cell>
          <table:table-cell table:style-name="ce22" table:formula="of:=[$'Results Data'.F7]*1000" office:value-type="float" office:value="0.646799802780151" calcext:value-type="float">
            <text:p>0.647</text:p>
          </table:table-cell>
          <table:table-cell table:style-name="ce23" table:formula="of:=[$'Results Data'.G7]*1000" office:value-type="float" office:value="3.6548376083374" calcext:value-type="float">
            <text:p>3.655</text:p>
          </table:table-cell>
          <table:table-cell table:style-name="ce25" table:formula="of:=((101-[.D9])/100)*[.E9]" office:value-type="float" office:value="14463.4658333333" calcext:value-type="float">
            <text:p>14463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elu</text:p>
          </table:table-cell>
          <table:table-cell table:style-name="ce12" office:value-type="string" calcext:value-type="string">
            <text:p>crossentropy</text:p>
          </table:table-cell>
          <table:table-cell table:style-name="ce18" table:formula="of:=[$'Results Data'.C8]" office:value-type="float" office:value="88.3333333333333" calcext:value-type="float">
            <text:p>88.33</text:p>
          </table:table-cell>
          <table:table-cell table:style-name="ce20" table:formula="of:=[$'Results Data'.D8]" office:value-type="float" office:value="384.754716981132" calcext:value-type="float">
            <text:p>385</text:p>
          </table:table-cell>
          <table:table-cell table:style-name="ce22" table:formula="of:=[$'Results Data'.E8]*1000" office:value-type="float" office:value="0.475199717395711" calcext:value-type="float">
            <text:p>0.475</text:p>
          </table:table-cell>
          <table:table-cell table:style-name="ce22" table:formula="of:=[$'Results Data'.F8]*1000" office:value-type="float" office:value="0.831257622196989" calcext:value-type="float">
            <text:p>0.831</text:p>
          </table:table-cell>
          <table:table-cell table:style-name="ce23" table:formula="of:=[$'Results Data'.G8]*1000" office:value-type="float" office:value="4.91657347049353" calcext:value-type="float">
            <text:p>4.917</text:p>
          </table:table-cell>
          <table:table-cell table:style-name="ce25" table:formula="of:=((101-[.D10])/100)*[.E10]" office:value-type="float" office:value="48.7355974842767" calcext:value-type="float">
            <text:p>49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softplus</text:p>
          </table:table-cell>
          <table:table-cell table:style-name="ce12" office:value-type="string" calcext:value-type="string">
            <text:p>crossentropy</text:p>
          </table:table-cell>
          <table:table-cell table:style-name="ce18" table:formula="of:=[$'Results Data'.C9]" office:value-type="float" office:value="83.3333333333333" calcext:value-type="float">
            <text:p>83.33</text:p>
          </table:table-cell>
          <table:table-cell table:style-name="ce20" table:formula="of:=[$'Results Data'.D9]" office:value-type="float" office:value="462.08" calcext:value-type="float">
            <text:p>462</text:p>
          </table:table-cell>
          <table:table-cell table:style-name="ce22" table:formula="of:=[$'Results Data'.E9]*1000" office:value-type="float" office:value="0.402002334594727" calcext:value-type="float">
            <text:p>0.402</text:p>
          </table:table-cell>
          <table:table-cell table:style-name="ce22" table:formula="of:=[$'Results Data'.F9]*1000" office:value-type="float" office:value="0.657672882080078" calcext:value-type="float">
            <text:p>0.658</text:p>
          </table:table-cell>
          <table:table-cell table:style-name="ce23" table:formula="of:=[$'Results Data'.G9]*1000" office:value-type="float" office:value="4.59169864654541" calcext:value-type="float">
            <text:p>4.592</text:p>
          </table:table-cell>
          <table:table-cell table:style-name="ce25" table:formula="of:=((101-[.D11])/100)*[.E11]" office:value-type="float" office:value="81.6341333333333" calcext:value-type="float">
            <text:p>82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silu</text:p>
          </table:table-cell>
          <table:table-cell table:style-name="ce12" office:value-type="string" calcext:value-type="string">
            <text:p>crossentropy</text:p>
          </table:table-cell>
          <table:table-cell table:style-name="ce18" table:formula="of:=[$'Results Data'.C10]" office:value-type="float" office:value="83.3333333333333" calcext:value-type="float">
            <text:p>83.33</text:p>
          </table:table-cell>
          <table:table-cell table:style-name="ce20" table:formula="of:=[$'Results Data'.D10]" office:value-type="float" office:value="651.4" calcext:value-type="float">
            <text:p>651</text:p>
          </table:table-cell>
          <table:table-cell table:style-name="ce22" table:formula="of:=[$'Results Data'.E10]*1000" office:value-type="float" office:value="0.41900634765625" calcext:value-type="float">
            <text:p>0.419</text:p>
          </table:table-cell>
          <table:table-cell table:style-name="ce22" table:formula="of:=[$'Results Data'.F10]*1000" office:value-type="float" office:value="0.742201805114746" calcext:value-type="float">
            <text:p>0.742</text:p>
          </table:table-cell>
          <table:table-cell table:style-name="ce23" table:formula="of:=[$'Results Data'.G10]*1000" office:value-type="float" office:value="5.40608882904053" calcext:value-type="float">
            <text:p>5.406</text:p>
          </table:table-cell>
          <table:table-cell table:style-name="ce25" table:formula="of:=((101-[.D12])/100)*[.E12]" office:value-type="float" office:value="115.080666666667" calcext:value-type="float">
            <text:p>115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elu</text:p>
          </table:table-cell>
          <table:table-cell table:style-name="ce12" office:value-type="string" calcext:value-type="string">
            <text:p>l1</text:p>
          </table:table-cell>
          <table:table-cell table:style-name="ce18" table:formula="of:=[$'Results Data'.C11]" office:value-type="float" office:value="18.3333333333333" calcext:value-type="float">
            <text:p>18.33</text:p>
          </table:table-cell>
          <table:table-cell table:style-name="ce20" table:formula="of:=[$'Results Data'.D11]" office:value-type="float" office:value="14985.4545454545" calcext:value-type="float">
            <text:p>14985</text:p>
          </table:table-cell>
          <table:table-cell table:style-name="ce22" table:formula="of:=[$'Results Data'.E11]*1000" office:value-type="float" office:value="0.358451496471058" calcext:value-type="float">
            <text:p>0.358</text:p>
          </table:table-cell>
          <table:table-cell table:style-name="ce22" table:formula="of:=[$'Results Data'.F11]*1000" office:value-type="float" office:value="0.60935453935103" calcext:value-type="float">
            <text:p>0.609</text:p>
          </table:table-cell>
          <table:table-cell table:style-name="ce23" table:formula="of:=[$'Results Data'.G11]*1000" office:value-type="float" office:value="4.25941293889826" calcext:value-type="float">
            <text:p>4.259</text:p>
          </table:table-cell>
          <table:table-cell table:style-name="ce25" table:formula="of:=((101-[.D13])/100)*[.E13]" office:value-type="float" office:value="12387.9757575758" calcext:value-type="float">
            <text:p>12388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celu</text:p>
          </table:table-cell>
          <table:table-cell table:style-name="ce12" office:value-type="string" calcext:value-type="string">
            <text:p>crossentropy</text:p>
          </table:table-cell>
          <table:table-cell table:style-name="ce18" table:formula="of:=[$'Results Data'.C12]" office:value-type="float" office:value="76.6666666666667" calcext:value-type="float">
            <text:p>76.67</text:p>
          </table:table-cell>
          <table:table-cell table:style-name="ce20" table:formula="of:=[$'Results Data'.D12]" office:value-type="float" office:value="651.630434782609" calcext:value-type="float">
            <text:p>652</text:p>
          </table:table-cell>
          <table:table-cell table:style-name="ce22" table:formula="of:=[$'Results Data'.E12]*1000" office:value-type="float" office:value="0.442872876706331" calcext:value-type="float">
            <text:p>0.443</text:p>
          </table:table-cell>
          <table:table-cell table:style-name="ce22" table:formula="of:=[$'Results Data'.F12]*1000" office:value-type="float" office:value="0.807622204656186" calcext:value-type="float">
            <text:p>0.808</text:p>
          </table:table-cell>
          <table:table-cell table:style-name="ce23" table:formula="of:=[$'Results Data'.G12]*1000" office:value-type="float" office:value="5.2996303724206" calcext:value-type="float">
            <text:p>5.300</text:p>
          </table:table-cell>
          <table:table-cell table:style-name="ce25" table:formula="of:=((101-[.D14])/100)*[.E14]" office:value-type="float" office:value="158.563405797101" calcext:value-type="float">
            <text:p>159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celu</text:p>
          </table:table-cell>
          <table:table-cell table:style-name="ce12" office:value-type="string" calcext:value-type="string">
            <text:p>bcewithlogits</text:p>
          </table:table-cell>
          <table:table-cell table:style-name="ce18" table:formula="of:=[$'Results Data'.C13]" office:value-type="float" office:value="3.33333333333333" calcext:value-type="float">
            <text:p>3.33</text:p>
          </table:table-cell>
          <table:table-cell table:style-name="ce20" table:formula="of:=[$'Results Data'.D13]" office:value-type="float" office:value="50860.5" calcext:value-type="float">
            <text:p>50861</text:p>
          </table:table-cell>
          <table:table-cell table:style-name="ce22" table:formula="of:=[$'Results Data'.E13]*1000" office:value-type="float" office:value="0.536441802978516" calcext:value-type="float">
            <text:p>0.536</text:p>
          </table:table-cell>
          <table:table-cell table:style-name="ce22" table:formula="of:=[$'Results Data'.F13]*1000" office:value-type="float" office:value="1.09338760375977" calcext:value-type="float">
            <text:p>1.093</text:p>
          </table:table-cell>
          <table:table-cell table:style-name="ce23" table:formula="of:=[$'Results Data'.G13]*1000" office:value-type="float" office:value="8.8655948638916" calcext:value-type="float">
            <text:p>8.866</text:p>
          </table:table-cell>
          <table:table-cell table:style-name="ce25" table:formula="of:=((101-[.D15])/100)*[.E15]" office:value-type="float" office:value="49673.755" calcext:value-type="float">
            <text:p>49674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celu</text:p>
          </table:table-cell>
          <table:table-cell table:style-name="ce12" office:value-type="string" calcext:value-type="string">
            <text:p>smoothl1</text:p>
          </table:table-cell>
          <table:table-cell table:style-name="ce18" table:formula="of:=[$'Results Data'.C14]" office:value-type="float" office:value="5" calcext:value-type="float">
            <text:p>5.00</text:p>
          </table:table-cell>
          <table:table-cell table:style-name="ce20" table:formula="of:=[$'Results Data'.D14]" office:value-type="float" office:value="15056.6666666667" calcext:value-type="float">
            <text:p>15057</text:p>
          </table:table-cell>
          <table:table-cell table:style-name="ce22" table:formula="of:=[$'Results Data'.E14]*1000" office:value-type="float" office:value="0.463406244913737" calcext:value-type="float">
            <text:p>0.463</text:p>
          </table:table-cell>
          <table:table-cell table:style-name="ce22" table:formula="of:=[$'Results Data'.F14]*1000" office:value-type="float" office:value="0.739415486653646" calcext:value-type="float">
            <text:p>0.739</text:p>
          </table:table-cell>
          <table:table-cell table:style-name="ce23" table:formula="of:=[$'Results Data'.G14]*1000" office:value-type="float" office:value="3.45770517985026" calcext:value-type="float">
            <text:p>3.458</text:p>
          </table:table-cell>
          <table:table-cell table:style-name="ce25" table:formula="of:=((101-[.D16])/100)*[.E16]" office:value-type="float" office:value="14454.4" calcext:value-type="float">
            <text:p>14454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selu</text:p>
          </table:table-cell>
          <table:table-cell table:style-name="ce12" office:value-type="string" calcext:value-type="string">
            <text:p>smoothl1</text:p>
          </table:table-cell>
          <table:table-cell table:style-name="ce18" table:formula="of:=[$'Results Data'.C15]" office:value-type="float" office:value="25" calcext:value-type="float">
            <text:p>25.00</text:p>
          </table:table-cell>
          <table:table-cell table:style-name="ce20" table:formula="of:=[$'Results Data'.D15]" office:value-type="float" office:value="31302.2" calcext:value-type="float">
            <text:p>31302</text:p>
          </table:table-cell>
          <table:table-cell table:style-name="ce22" table:formula="of:=[$'Results Data'.E15]*1000" office:value-type="float" office:value="0.423955917358398" calcext:value-type="float">
            <text:p>0.424</text:p>
          </table:table-cell>
          <table:table-cell table:style-name="ce22" table:formula="of:=[$'Results Data'.F15]*1000" office:value-type="float" office:value="0.720357894897461" calcext:value-type="float">
            <text:p>0.720</text:p>
          </table:table-cell>
          <table:table-cell table:style-name="ce23" table:formula="of:=[$'Results Data'.G15]*1000" office:value-type="float" office:value="5.03126780192057" calcext:value-type="float">
            <text:p>5.031</text:p>
          </table:table-cell>
          <table:table-cell table:style-name="ce25" table:formula="of:=((101-[.D17])/100)*[.E17]" office:value-type="float" office:value="23789.672" calcext:value-type="float">
            <text:p>23790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selu</text:p>
          </table:table-cell>
          <table:table-cell table:style-name="ce12" office:value-type="string" calcext:value-type="string">
            <text:p>huber</text:p>
          </table:table-cell>
          <table:table-cell table:style-name="ce18" table:formula="of:=[$'Results Data'.C16]" office:value-type="float" office:value="10" calcext:value-type="float">
            <text:p>10.00</text:p>
          </table:table-cell>
          <table:table-cell table:style-name="ce20" table:formula="of:=[$'Results Data'.D16]" office:value-type="float" office:value="11840.3333333333" calcext:value-type="float">
            <text:p>11840</text:p>
          </table:table-cell>
          <table:table-cell table:style-name="ce22" table:formula="of:=[$'Results Data'.E16]*1000" office:value-type="float" office:value="0.47004222869873" calcext:value-type="float">
            <text:p>0.470</text:p>
          </table:table-cell>
          <table:table-cell table:style-name="ce22" table:formula="of:=[$'Results Data'.F16]*1000" office:value-type="float" office:value="0.847260157267253" calcext:value-type="float">
            <text:p>0.847</text:p>
          </table:table-cell>
          <table:table-cell table:style-name="ce23" table:formula="of:=[$'Results Data'.G16]*1000" office:value-type="float" office:value="2.22222010294596" calcext:value-type="float">
            <text:p>2.222</text:p>
          </table:table-cell>
          <table:table-cell table:style-name="ce25" table:formula="of:=((101-[.D18])/100)*[.E18]" office:value-type="float" office:value="10774.7033333333" calcext:value-type="float">
            <text:p>10775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rrelu</text:p>
          </table:table-cell>
          <table:table-cell table:style-name="ce12" office:value-type="string" calcext:value-type="string">
            <text:p>crossentropy</text:p>
          </table:table-cell>
          <table:table-cell table:style-name="ce18" table:formula="of:=[$'Results Data'.C17]" office:value-type="float" office:value="73.3333333333333" calcext:value-type="float">
            <text:p>73.33</text:p>
          </table:table-cell>
          <table:table-cell table:style-name="ce20" table:formula="of:=[$'Results Data'.D17]" office:value-type="float" office:value="640.909090909091" calcext:value-type="float">
            <text:p>641</text:p>
          </table:table-cell>
          <table:table-cell table:style-name="ce22" table:formula="of:=[$'Results Data'.E17]*1000" office:value-type="float" office:value="0.466807322068648" calcext:value-type="float">
            <text:p>0.467</text:p>
          </table:table-cell>
          <table:table-cell table:style-name="ce22" table:formula="of:=[$'Results Data'.F17]*1000" office:value-type="float" office:value="0.776632265611128" calcext:value-type="float">
            <text:p>0.777</text:p>
          </table:table-cell>
          <table:table-cell table:style-name="ce23" table:formula="of:=[$'Results Data'.G17]*1000" office:value-type="float" office:value="6.39814680272883" calcext:value-type="float">
            <text:p>6.398</text:p>
          </table:table-cell>
          <table:table-cell table:style-name="ce25" table:formula="of:=((101-[.D19])/100)*[.E19]" office:value-type="float" office:value="177.318181818182" calcext:value-type="float">
            <text:p>177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5">
          <table:table-cell/>
          <table:table-cell table:style-name="ce6" office:value-type="string" calcext:value-type="string">
            <text:p>leakyrelu</text:p>
          </table:table-cell>
          <table:table-cell table:style-name="ce12" office:value-type="string" calcext:value-type="string">
            <text:p>crossentropy</text:p>
          </table:table-cell>
          <table:table-cell table:style-name="ce18" table:formula="of:=[$'Results Data'.C18]" office:value-type="float" office:value="73.3333333333333" calcext:value-type="float">
            <text:p>73.33</text:p>
          </table:table-cell>
          <table:table-cell table:style-name="ce20" table:formula="of:=[$'Results Data'.D18]" office:value-type="float" office:value="336.818181818182" calcext:value-type="float">
            <text:p>337</text:p>
          </table:table-cell>
          <table:table-cell table:style-name="ce22" table:formula="of:=[$'Results Data'.E18]*1000" office:value-type="float" office:value="0.424314628947865" calcext:value-type="float">
            <text:p>0.424</text:p>
          </table:table-cell>
          <table:table-cell table:style-name="ce22" table:formula="of:=[$'Results Data'.F18]*1000" office:value-type="float" office:value="0.807263634421609" calcext:value-type="float">
            <text:p>0.807</text:p>
          </table:table-cell>
          <table:table-cell table:style-name="ce23" table:formula="of:=[$'Results Data'.G18]*1000" office:value-type="float" office:value="5.11539524251764" calcext:value-type="float">
            <text:p>5.115</text:p>
          </table:table-cell>
          <table:table-cell table:style-name="ce25" table:formula="of:=((101-[.D20])/100)*[.E20]" office:value-type="float" office:value="93.1863636363637" calcext:value-type="float">
            <text:p>93</text:p>
          </table:table-cell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style-name="ce149"/>
          <table:table-cell table:style-name="ce150"/>
          <table:table-cell table:style-name="ce149"/>
          <table:table-cell table:style-name="ce152" table:number-columns-repeated="2"/>
          <table:table-cell table:number-columns-repeated="12"/>
        </table:table-row>
        <table:table-row table:style-name="ro3" table:number-rows-repeated="3">
          <table:table-cell/>
          <table:table-cell table:style-name="ce7"/>
          <table:table-cell table:style-name="ce42"/>
          <table:table-cell table:style-name="ce54" table:number-columns-repeated="6"/>
          <table:table-cell table:style-name="ce42"/>
          <table:table-cell table:style-name="ce29"/>
          <table:table-cell/>
          <table:table-cell table:style-name="ce7"/>
          <table:table-cell table:style-name="ce52"/>
          <table:table-cell table:style-name="ce123" table:number-columns-repeated="6"/>
          <table:table-cell table:style-name="ce52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7"/>
          <table:table-cell table:style-name="ce42" table:number-columns-repeated="8"/>
          <table:table-cell table:style-name="ce29"/>
          <table:table-cell/>
          <table:table-cell table:style-name="ce7"/>
          <table:table-cell table:style-name="ce52" table:number-columns-repeated="8"/>
          <table:table-cell table:style-name="ce129"/>
          <table:table-cell/>
          <table:table-cell table:style-name="ce7"/>
          <table:table-cell table:style-name="ce132" table:number-columns-repeated="8"/>
          <table:table-cell table:style-name="ce68"/>
          <table:table-cell table:style-name="ce178" table:number-columns-repeated="2"/>
          <table:table-cell table:style-name="ce145"/>
          <table:table-cell table:number-columns-repeated="17"/>
        </table:table-row>
        <table:table-row table:style-name="ro3">
          <table:table-cell/>
          <table:table-cell table:style-name="ce173"/>
          <table:table-cell table:style-name="ce14" table:number-columns-repeated="8"/>
          <table:table-cell table:style-name="ce30"/>
          <table:table-cell/>
          <table:table-cell table:style-name="ce173"/>
          <table:table-cell table:style-name="ce121" table:number-columns-repeated="8"/>
          <table:table-cell table:style-name="ce58"/>
          <table:table-cell/>
          <table:table-cell table:style-name="ce173"/>
          <table:table-cell table:style-name="ce68" table:number-columns-repeated="9"/>
          <table:table-cell table:number-columns-repeated="20"/>
        </table:table-row>
        <table:table-row table:style-name="ro1">
          <table:table-cell/>
          <table:table-cell table:style-name="ce38"/>
          <table:table-cell table:style-name="ce105" table:number-columns-repeated="3"/>
          <table:table-cell table:number-columns-repeated="18"/>
          <table:table-cell table:style-name="ce173"/>
          <table:table-cell table:style-name="ce178" table:number-columns-repeated="8"/>
          <table:table-cell table:style-name="ce183"/>
          <table:table-cell table:number-columns-repeated="20"/>
        </table:table-row>
        <table:table-row table:style-name="ro1">
          <table:table-cell table:number-columns-repeated="11"/>
          <table:table-cell table:style-name="ce112"/>
          <table:table-cell table:number-columns-repeated="11"/>
          <table:table-cell table:style-name="ce174"/>
          <table:table-cell table:style-name="ce178" table:number-columns-repeated="8"/>
          <table:table-cell table:number-columns-repeated="21"/>
        </table:table-row>
        <table:table-row table:style-name="ro6">
          <table:table-cell table:number-columns-repeated="11"/>
          <table:table-cell table:style-name="ce70"/>
          <table:table-cell table:number-columns-repeated="12"/>
          <table:table-cell table:style-name="ce179" table:number-columns-repeated="8"/>
          <table:table-cell table:number-columns-repeated="21"/>
        </table:table-row>
        <table:table-row table:style-name="ro7">
          <table:table-cell table:number-columns-repeated="11"/>
          <table:table-cell table:style-name="ce71"/>
          <table:table-cell table:number-columns-repeated="41"/>
        </table:table-row>
        <table:table-row table:style-name="ro3" table:number-rows-repeated="7">
          <table:table-cell table:number-columns-repeated="11"/>
          <table:table-cell table:style-name="ce71"/>
          <table:table-cell table:number-columns-repeated="41"/>
        </table:table-row>
        <table:table-row table:style-name="ro3" table:number-rows-repeated="16">
          <table:table-cell table:number-columns-repeated="53"/>
        </table:table-row>
        <table:table-row table:style-name="ro8">
          <table:table-cell table:number-columns-repeated="53"/>
        </table:table-row>
        <table:table-row table:style-name="ro3" table:number-rows-repeated="33">
          <table:table-cell table:number-columns-repeated="53"/>
        </table:table-row>
        <table:table-row table:style-name="ro3">
          <table:table-cell table:number-columns-repeated="53"/>
        </table:table-row>
        <calcext:conditional-formats>
          <calcext:conditional-format calcext:target-range-address="Table.C21:Table.K25 Table.I4:Table.K20">
            <calcext:color-scale>
              <calcext:color-scale-entry calcext:value="0" calcext:type="minimum" calcext:color="#224b12"/>
              <calcext:color-scale-entry calcext:value="50" calcext:type="percentile" calcext:color="#00a933"/>
              <calcext:color-scale-entry calcext:value="0" calcext:type="maximum" calcext:color="#afd095"/>
            </calcext:color-scale>
          </calcext:conditional-format>
          <calcext:conditional-format calcext:target-range-address="Table.N4:Table.V25">
            <calcext:color-scale>
              <calcext:color-scale-entry calcext:value="0" calcext:type="minimum" calcext:color="#afd095"/>
              <calcext:color-scale-entry calcext:value="50" calcext:type="percentile" calcext:color="#069a2e"/>
              <calcext:color-scale-entry calcext:value="0" calcext:type="maximum" calcext:color="#224b12"/>
            </calcext:color-scale>
          </calcext:conditional-format>
          <calcext:conditional-format calcext:target-range-address="Table.Y3:Table.AG25">
            <calcext:color-scale>
              <calcext:color-scale-entry calcext:value="0" calcext:type="minimum" calcext:color="#afd095"/>
              <calcext:color-scale-entry calcext:value="50" calcext:type="percentile" calcext:color="#00a933"/>
              <calcext:color-scale-entry calcext:value="0" calcext:type="maximum" calcext:color="#224b12"/>
            </calcext:color-scale>
          </calcext:conditional-format>
          <calcext:conditional-format calcext:target-range-address="Table.D4:Table.D20">
            <calcext:color-scale>
              <calcext:color-scale-entry calcext:value="0" calcext:type="minimum" calcext:color="#b4c7dc"/>
              <calcext:color-scale-entry calcext:value="50" calcext:type="percentile" calcext:color="#2a6099"/>
              <calcext:color-scale-entry calcext:value="0" calcext:type="maximum" calcext:color="#383d3c"/>
            </calcext:color-scale>
          </calcext:conditional-format>
          <calcext:conditional-format calcext:target-range-address="Table.E4:Table.E20">
            <calcext:color-scale>
              <calcext:color-scale-entry calcext:value="0" calcext:type="minimum" calcext:color="#383d3c"/>
              <calcext:color-scale-entry calcext:value="50" calcext:type="percentile" calcext:color="#2a6099"/>
              <calcext:color-scale-entry calcext:value="0" calcext:type="maximum" calcext:color="#b4c7dc"/>
            </calcext:color-scale>
          </calcext:conditional-format>
          <calcext:conditional-format calcext:target-range-address="Table.F4:Table.H20">
            <calcext:color-scale>
              <calcext:color-scale-entry calcext:value="0" calcext:type="minimum" calcext:color="#8d281e"/>
              <calcext:color-scale-entry calcext:value="50" calcext:type="percentile" calcext:color="#ff0000"/>
              <calcext:color-scale-entry calcext:value="0" calcext:type="maximum" calcext:color="#ffa6a6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'Results Data'.B2:'Results Data'.B169" table:contains-header="false">
          <table:filter table:target-range-address="Table.B1"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  <table:database-range table:name="__Anonymous_Sheet_DB__2" table:target-range-address="Table.X2:Table.AG2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Nova Light" svg:font-family="'Arial Nova Light'" style:font-adornments="Regular" style:font-family-generic="swiss" style:font-pitch="variable"/>
    <style:font-face style:name="Arial Nova Light1" svg:font-family="'Arial Nova Light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number:number-style style:name="N137">
      <number:number number:decimal-places="14" number:min-decimal-places="14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09:18:27.2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2:23:41.601000000</meta:creation-date>
    <dc:date>2024-10-09T16:25:33.285000000</dc:date>
    <meta:editing-duration>P2DT2M54S</meta:editing-duration>
    <meta:editing-cycles>17</meta:editing-cycles>
    <meta:generator>LibreOffice/7.6.1.2$Windows_X86_64 LibreOffice_project/f5defcebd022c5bc36bbb79be232cb6926d8f674</meta:generator>
    <meta:document-statistic meta:table-count="3" meta:cell-count="559" meta:object-count="0"/>
  </office:meta>
</office:document-meta>
</file>